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0.8563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2244in"/>
    </style:style>
    <style:style style:name="co10" style:family="table-column">
      <style:table-column-properties fo:break-before="auto" style:column-width="1.4299in"/>
    </style:style>
    <style:style style:name="co22" style:family="table-column">
      <style:table-column-properties fo:break-before="auto" style:column-width="0.878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0.8972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3583in"/>
    </style:style>
    <style:style style:name="co15" style:family="table-column">
      <style:table-column-properties fo:break-before="auto" style:column-width="1.9425in"/>
    </style:style>
    <style:style style:name="co23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6591in"/>
    </style:style>
    <style:style style:name="co26" style:family="table-column">
      <style:table-column-properties fo:break-before="auto" style:column-width="1.1701in"/>
    </style:style>
    <style:style style:name="co27" style:family="table-column">
      <style:table-column-properties fo:break-before="auto" style:column-width="1.402in"/>
    </style:style>
    <style:style style:name="co28" style:family="table-column">
      <style:table-column-properties fo:break-before="auto" style:column-width="1.749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0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1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cccccc"/>
    </style:style>
    <style:style style:name="ce114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7b3ca"/>
    </style:style>
    <style:style style:name="ce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a6a6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74pt solid #000000" fo:background-color="transparent" fo:border-left="0.06pt solid #000000" fo:border-right="0.74pt solid #000000" fo:border-top="0.06pt solid #000000"/>
      <style:text-properties fo:color="#000000"/>
    </style:style>
    <style:style style:name="ce68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69" style:family="table-cell" style:parent-style-name="Default">
      <style:table-cell-properties fo:border-bottom="0.06pt solid #000000" fo:border-left="0.06pt solid #000000" fo:border-right="0.74pt solid #000000" fo:border-top="0.74pt solid #0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0.06pt solid #000000"/>
      <style:text-properties fo:color="#000000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order-left="0.74pt solid #000000" fo:border-right="0.74pt solid #000000" fo:border-top="0.74pt solid #000000"/>
    </style:style>
    <style:style style:name="ce96" style:family="table-cell" style:parent-style-name="Default">
      <style:table-cell-properties fo:border="0.74pt solid #000000"/>
    </style:style>
    <style:style style:name="ce97" style:family="table-cell" style:parent-style-name="Default">
      <style:table-cell-properties fo:border="0.74pt solid #000000"/>
    </style:style>
    <style:style style:name="ce98" style:family="table-cell" style:parent-style-name="Default">
      <style:table-cell-properties fo:border="0.74pt solid #000000"/>
    </style:style>
    <style:style style:name="ce99" style:family="table-cell" style:parent-style-name="Default">
      <style:table-cell-properties fo:background-color="#b7b3ca" fo:border="0.74pt solid #000000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0.74pt solid #000000" fo:background-color="transparent" fo:border-left="0.74pt solid #000000" fo:border-right="0.74pt solid #000000" fo:border-top="0.06pt solid #000000"/>
      <style:text-properties fo:color="#000000"/>
    </style:style>
    <style:style style:name="ce66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06pt solid #000000" fo:border-left="0.74pt solid #000000" fo:border-right="0.74pt solid #000000" fo:border-top="0.74pt solid #000000"/>
    </style:style>
    <style:style style:name="ce7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/>
    <style:style style:name="ce12" style:family="table-cell" style:parent-style-name="Default">
      <style:table-cell-properties fo:background-color="transparent"/>
    </style:style>
    <style:style style:name="ce20" style:family="table-cell" style:parent-style-name="Default" style:data-style-name="N11"/>
    <style:style style:name="ce21" style:family="table-cell" style:parent-style-name="Default" style:data-style-name="N11"/>
    <style:style style:name="ce14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74pt solid #000000" fo:background-color="transparent" fo:border-left="0.06pt solid #000000" fo:border-right="0.74pt solid #000000" fo:border-top="0.06pt solid #000000"/>
      <style:text-properties fo:color="#000000"/>
    </style:style>
    <style:style style:name="ce88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90" style:family="table-cell" style:parent-style-name="Default">
      <style:table-cell-properties fo:border-bottom="0.06pt solid #000000" fo:border-left="0.06pt solid #000000" fo:border-right="0.74pt solid #000000" fo:border-top="0.74pt solid #000000"/>
    </style:style>
    <style:style style:name="ce91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ackground-color="#b7b3ca"/>
    </style:style>
    <style:style style:name="ce116" style:family="table-cell" style:parent-style-name="Default">
      <style:table-cell-properties fo:background-color="#ffa6a6"/>
    </style:style>
    <style:style style:name="ce117" style:family="table-cell" style:parent-style-name="Default">
      <style:table-cell-properties fo:border="0.74pt solid #000000"/>
    </style:style>
    <style:style style:name="ce118" style:family="table-cell" style:parent-style-name="Default">
      <style:table-cell-properties fo:border="0.74pt solid #000000"/>
    </style:style>
    <style:style style:name="ce119" style:family="table-cell" style:parent-style-name="Default">
      <style:table-cell-properties fo:border="0.74pt solid #000000"/>
    </style:style>
    <style:style style:name="ce120" style:family="table-cell" style:parent-style-name="Default">
      <style:table-cell-properties fo:background-color="#b7b3ca" fo:border="0.74pt solid #000000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2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2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</style:style>
    <style:style style:name="ce134" style:family="table-cell" style:parent-style-name="Default">
      <style:table-cell-properties fo:background-color="#cccccc"/>
    </style:style>
    <style:style style:name="ce135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in"/>
    </style:style>
    <style:style style:name="ce136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787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5.1953in" svg:height="3.7114in" svg:x="1.2083in" svg:y="13.8906in">
            <draw:object draw:notify-on-update-of-ranges="RESULTS.A21:RESULTS.A26 RESULTS.D21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0.7413in" svg:height="0.3083in" draw:transform="rotate (1.5707963267949) translate (1.41614173228346in 14.8232283464567in)">
            <draw:text-box>
              <text:p><text:span text:style-name="T3">3</text:span></text:p>
            </draw:text-box>
          </draw:frame>
          <draw:frame draw:z-index="2" draw:style-name="gr3" draw:text-style-name="P2" svg:width="0.5713in" svg:height="0.3787in" draw:transform="rotate (1.5707963267949) translate (1.64803149606299in 14.8177165354331in)">
            <draw:text-box>
              <text:p><text:span text:style-name="T3">opt</text:span></text:p>
            </draw:text-box>
          </draw:frame>
          <draw:frame draw:z-index="3" draw:style-name="gr1" draw:text-style-name="P1" svg:width="5.1953in" svg:height="3.7114in" svg:x="7.2146in" svg:y="13.7146in">
            <draw:object draw:notify-on-update-of-ranges="RESULTS.A13:RESULTS.A18 RESULTS.D13:RESULTS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3" draw:text-style-name="P2" svg:width="0.5713in" svg:height="0.3787in" draw:transform="rotate (1.5707963267949) translate (7.69173228346457in 14.6433070866142in)">
            <draw:text-box>
              <text:p><text:span text:style-name="T3">h</text:span></text:p>
            </draw:text-box>
          </draw:frame>
          <draw:frame draw:z-index="5" draw:style-name="gr2" draw:text-style-name="P2" svg:width="0.7413in" svg:height="0.3083in" draw:transform="rotate (1.5707963267949) translate (7.44645669291339in 14.6751968503937in)">
            <draw:text-box>
              <text:p><text:span text:style-name="T3">15</text:span></text:p>
            </draw:text-box>
          </draw:frame>
        </table:shapes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25" table:number-columns-repeated="2" table:default-cell-style-name="ce60"/>
        <table:table-column table:style-name="co5" table:default-cell-style-name="ce60"/>
        <table:table-column table:style-name="co6" table:default-cell-style-name="ce60"/>
        <table:table-column table:style-name="co26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8" table:default-cell-style-name="ce60"/>
        <table:table-column table:style-name="co11" table:default-cell-style-name="ce60"/>
        <table:table-column table:style-name="co6" table:default-cell-style-name="ce60"/>
        <table:table-column table:style-name="co12" table:default-cell-style-name="ce60"/>
        <table:table-column table:style-name="co13" table:default-cell-style-name="ce60"/>
        <table:table-column table:style-name="co12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27" table:default-cell-style-name="ce60"/>
        <table:table-column table:style-name="co28" table:default-cell-style-name="ce60"/>
        <table:table-column table:style-name="co19" table:number-columns-repeated="42" table:default-cell-style-name="ce60"/>
        <table:table-row table:style-name="ro1">
          <table:table-cell table:style-name="ce58" table:number-columns-spanned="3" table:number-rows-spanned="2"/>
          <table:covered-table-cell table:number-columns-repeated="2" table:style-name="ce58"/>
          <table:table-cell table:style-name="ce58"/>
          <table:table-cell table:style-name="ce81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81"/>
          <table:table-cell table:style-name="ce19"/>
          <table:table-cell table:style-name="ce85" table:number-columns-repeated="39"/>
          <table:table-cell table:style-name="Default" table:number-columns-repeated="3"/>
        </table:table-row>
        <table:table-row table:style-name="ro2">
          <table:covered-table-cell table:number-columns-repeated="3" table:style-name="ce58"/>
          <table:table-cell table:style-name="ce58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85" table:number-columns-repeated="39"/>
          <table:table-cell table:style-name="Default" table:number-columns-repeated="3"/>
        </table:table-row>
        <table:table-row table:style-name="ro3">
          <table:table-cell table:style-name="ce58" office:value-type="string" calcext:value-type="string" table:number-columns-spanned="3" table:number-rows-spanned="1">
            <text:p>Optimal value →</text:p>
          </table:table-cell>
          <table:covered-table-cell table:number-columns-repeated="2" table:style-name="ce58"/>
          <table:table-cell table:style-name="ce58"/>
          <table:table-cell table:style-name="ce8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8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8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85" table:number-columns-repeated="39"/>
          <table:table-cell table:style-name="Default" table:number-columns-repeated="3"/>
        </table:table-row>
        <table:table-row table:style-name="ro3">
          <table:table-cell table:style-name="ce58" office:value-type="string" calcext:value-type="string" table:number-columns-spanned="3" table:number-rows-spanned="1">
            <text:p>Best result of heuristics →</text:p>
          </table:table-cell>
          <table:covered-table-cell table:number-columns-repeated="2" table:style-name="ce58"/>
          <table:table-cell table:style-name="ce58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85" table:number-columns-repeated="39"/>
          <table:table-cell table:style-name="Default" table:number-columns-repeated="3"/>
        </table:table-row>
        <table:table-row table:style-name="ro2">
          <table:table-cell table:style-name="ce59" office:value-type="string" calcext:value-type="string">
            <text:p>Size factor</text:p>
          </table:table-cell>
          <table:table-cell table:style-name="ce59" office:value-type="string" calcext:value-type="string">
            <text:p>Mutation rate</text:p>
          </table:table-cell>
          <table:table-cell table:style-name="ce75" office:value-type="string" calcext:value-type="string">
            <text:p>Average improvement over all instances <text:s/></text:p>
          </table:table-cell>
          <table:table-cell table:style-name="ce75"/>
          <table:table-cell table:style-name="ce19" table:number-columns-repeated="18"/>
          <table:table-cell table:style-name="ce85" table:number-columns-repeated="39"/>
          <table:table-cell table:style-name="Default"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4" office:value-type="float" office:value="0.03" calcext:value-type="float">
            <text:p>0.03</text:p>
          </table:table-cell>
          <table:table-cell table:number-columns-repeated="2"/>
          <table:table-cell table:style-name="Default" office:value-type="float" office:value="3950.39552960304" calcext:value-type="float">
            <text:p>3950.39552960304</text:p>
          </table:table-cell>
          <table:table-cell table:style-name="Default" office:value-type="float" office:value="116340.734283812" calcext:value-type="float">
            <text:p>116340.734283812</text:p>
          </table:table-cell>
          <table:table-cell table:style-name="Default" office:value-type="float" office:value="29697.0235799697" calcext:value-type="float">
            <text:p>29697.0235799697</text:p>
          </table:table-cell>
          <table:table-cell table:style-name="Default" office:value-type="float" office:value="3400.61807045605" calcext:value-type="float">
            <text:p>3400.61807045605</text:p>
          </table:table-cell>
          <table:table-cell table:style-name="Default" office:value-type="float" office:value="46063.6180311237" calcext:value-type="float">
            <text:p>46063.6180311237</text:p>
          </table:table-cell>
          <table:table-cell table:style-name="Default" office:value-type="float" office:value="166560.8362334" calcext:value-type="float">
            <text:p>166560.8362334</text:p>
          </table:table-cell>
          <table:table-cell table:style-name="Default" office:value-type="float" office:value="423459.559067345" calcext:value-type="float">
            <text:p>423459.559067345</text:p>
          </table:table-cell>
          <table:table-cell table:style-name="Default" office:value-type="float" office:value="34184.4174350401" calcext:value-type="float">
            <text:p>34184.4174350401</text:p>
          </table:table-cell>
          <table:table-cell table:style-name="Default" office:value-type="float" office:value="34317.4150649511" calcext:value-type="float">
            <text:p>34317.4150649511</text:p>
          </table:table-cell>
          <table:table-cell table:style-name="Default" office:value-type="float" office:value="75972.0024246726" calcext:value-type="float">
            <text:p>75972.0024246726</text:p>
          </table:table-cell>
          <table:table-cell table:style-name="Default" office:value-type="float" office:value="171032.558021908" calcext:value-type="float">
            <text:p>171032.558021908</text:p>
          </table:table-cell>
          <table:table-cell table:style-name="Default" office:value-type="float" office:value="107936.707117024" calcext:value-type="float">
            <text:p>107936.707117024</text:p>
          </table:table-cell>
          <table:table-cell table:style-name="Default" office:value-type="float" office:value="65112.1815593939" calcext:value-type="float">
            <text:p>65112.1815593939</text:p>
          </table:table-cell>
          <table:table-cell table:style-name="Default" office:value-type="float" office:value="76777.1658140177" calcext:value-type="float">
            <text:p>76777.1658140177</text:p>
          </table:table-cell>
          <table:table-cell table:style-name="Default" office:value-type="float" office:value="361402.551438799" calcext:value-type="float">
            <text:p>361402.551438799</text:p>
          </table:table-cell>
          <table:table-cell table:style-name="Default" office:value-type="float" office:value="41955.5445965716" calcext:value-type="float">
            <text:p>41955.5445965716</text:p>
          </table:table-cell>
          <table:table-cell table:style-name="Default" office:value-type="float" office:value="165121.942785127" calcext:value-type="float">
            <text:p>165121.942785127</text:p>
          </table:table-cell>
          <table:table-cell table:style-name="Default" office:value-type="float" office:value="4971.30376868082" calcext:value-type="float">
            <text:p>4971.30376868082</text:p>
          </table:table-cell>
          <table:table-cell table:number-columns-repeated="4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float" office:value="0.05" calcext:value-type="float">
            <text:p>0.05</text:p>
          </table:table-cell>
          <table:table-cell table:number-columns-repeated="2"/>
          <table:table-cell table:style-name="Default" office:value-type="float" office:value="3951.33198643349" calcext:value-type="float">
            <text:p>3951.33198643349</text:p>
          </table:table-cell>
          <table:table-cell table:style-name="Default" office:value-type="float" office:value="116938.369665164" calcext:value-type="float">
            <text:p>116938.369665164</text:p>
          </table:table-cell>
          <table:table-cell table:style-name="Default" office:value-type="float" office:value="30511.839205855" calcext:value-type="float">
            <text:p>30511.839205855</text:p>
          </table:table-cell>
          <table:table-cell table:style-name="Default" office:value-type="float" office:value="3345.78381602009" calcext:value-type="float">
            <text:p>3345.78381602009</text:p>
          </table:table-cell>
          <table:table-cell table:style-name="Default" office:value-type="float" office:value="46287.8627988483" calcext:value-type="float">
            <text:p>46287.8627988483</text:p>
          </table:table-cell>
          <table:table-cell table:style-name="Default" office:value-type="float" office:value="164837.370787056" calcext:value-type="float">
            <text:p>164837.370787056</text:p>
          </table:table-cell>
          <table:table-cell table:style-name="Default" office:value-type="float" office:value="447044.929310699" calcext:value-type="float">
            <text:p>447044.929310699</text:p>
          </table:table-cell>
          <table:table-cell table:style-name="Default" office:value-type="float" office:value="35746.2417600815" calcext:value-type="float">
            <text:p>35746.2417600815</text:p>
          </table:table-cell>
          <table:table-cell table:style-name="Default" office:value-type="float" office:value="34892.0226678734" calcext:value-type="float">
            <text:p>34892.0226678734</text:p>
          </table:table-cell>
          <table:table-cell table:style-name="Default" office:value-type="float" office:value="75615.9016383252" calcext:value-type="float">
            <text:p>75615.9016383252</text:p>
          </table:table-cell>
          <table:table-cell table:style-name="Default" office:value-type="float" office:value="165330.635747109" calcext:value-type="float">
            <text:p>165330.635747109</text:p>
          </table:table-cell>
          <table:table-cell table:style-name="Default" office:value-type="float" office:value="108906.05399591" calcext:value-type="float">
            <text:p>108906.05399591</text:p>
          </table:table-cell>
          <table:table-cell table:style-name="Default" office:value-type="float" office:value="66352.5240972893" calcext:value-type="float">
            <text:p>66352.5240972893</text:p>
          </table:table-cell>
          <table:table-cell table:style-name="Default" office:value-type="float" office:value="75967.92575863" calcext:value-type="float">
            <text:p>75967.92575863</text:p>
          </table:table-cell>
          <table:table-cell table:style-name="Default" office:value-type="float" office:value="366970.552448062" calcext:value-type="float">
            <text:p>366970.552448062</text:p>
          </table:table-cell>
          <table:table-cell table:style-name="Default" office:value-type="float" office:value="41909.2969633024" calcext:value-type="float">
            <text:p>41909.2969633024</text:p>
          </table:table-cell>
          <table:table-cell table:style-name="Default" office:value-type="float" office:value="161561.299410103" calcext:value-type="float">
            <text:p>161561.299410103</text:p>
          </table:table-cell>
          <table:table-cell table:style-name="Default" office:value-type="float" office:value="4921.71909974745" calcext:value-type="float">
            <text:p>4921.71909974745</text:p>
          </table:table-cell>
          <table:table-cell table:number-columns-repeated="4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number-columns-repeated="2"/>
          <table:table-cell table:style-name="Default" office:value-type="float" office:value="3990.63459901929" calcext:value-type="float">
            <text:p>3990.63459901929</text:p>
          </table:table-cell>
          <table:table-cell table:style-name="Default" office:value-type="float" office:value="117236.777171442" calcext:value-type="float">
            <text:p>117236.777171442</text:p>
          </table:table-cell>
          <table:table-cell table:style-name="Default" office:value-type="float" office:value="30530.6915593798" calcext:value-type="float">
            <text:p>30530.6915593798</text:p>
          </table:table-cell>
          <table:table-cell table:style-name="Default" office:value-type="float" office:value="3277.80806661034" calcext:value-type="float">
            <text:p>3277.80806661034</text:p>
          </table:table-cell>
          <table:table-cell table:style-name="Default" office:value-type="float" office:value="47811.2200398616" calcext:value-type="float">
            <text:p>47811.2200398616</text:p>
          </table:table-cell>
          <table:table-cell table:style-name="Default" office:value-type="float" office:value="157983.005729175" calcext:value-type="float">
            <text:p>157983.005729175</text:p>
          </table:table-cell>
          <table:table-cell table:style-name="Default" office:value-type="float" office:value="445784.526754775" calcext:value-type="float">
            <text:p>445784.526754775</text:p>
          </table:table-cell>
          <table:table-cell table:style-name="Default" office:value-type="float" office:value="36721.9777766884" calcext:value-type="float">
            <text:p>36721.9777766884</text:p>
          </table:table-cell>
          <table:table-cell table:style-name="Default" office:value-type="float" office:value="34727.2487127118" calcext:value-type="float">
            <text:p>34727.2487127118</text:p>
          </table:table-cell>
          <table:table-cell table:style-name="Default" office:value-type="float" office:value="75410.2460232374" calcext:value-type="float">
            <text:p>75410.2460232374</text:p>
          </table:table-cell>
          <table:table-cell table:style-name="Default" office:value-type="float" office:value="164714.072310329" calcext:value-type="float">
            <text:p>164714.072310329</text:p>
          </table:table-cell>
          <table:table-cell table:style-name="Default" office:value-type="float" office:value="107023.669767776" calcext:value-type="float">
            <text:p>107023.669767776</text:p>
          </table:table-cell>
          <table:table-cell table:style-name="Default" office:value-type="float" office:value="66408.7074508824" calcext:value-type="float">
            <text:p>66408.7074508824</text:p>
          </table:table-cell>
          <table:table-cell table:style-name="Default" office:value-type="float" office:value="78799.9780784978" calcext:value-type="float">
            <text:p>78799.9780784978</text:p>
          </table:table-cell>
          <table:table-cell table:style-name="Default" office:value-type="float" office:value="355195.876244522" calcext:value-type="float">
            <text:p>355195.876244522</text:p>
          </table:table-cell>
          <table:table-cell table:style-name="Default" office:value-type="float" office:value="41132.6516919675" calcext:value-type="float">
            <text:p>41132.6516919675</text:p>
          </table:table-cell>
          <table:table-cell table:style-name="Default" office:value-type="float" office:value="161034.679718468" calcext:value-type="float">
            <text:p>161034.679718468</text:p>
          </table:table-cell>
          <table:table-cell table:style-name="Default" office:value-type="float" office:value="4968.83000412473" calcext:value-type="float">
            <text:p>4968.83000412473</text:p>
          </table:table-cell>
          <table:table-cell table:number-columns-repeated="4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4" office:value-type="float" office:value="0.03" calcext:value-type="float">
            <text:p>0.03</text:p>
          </table:table-cell>
          <table:table-cell table:number-columns-repeated="2"/>
          <table:table-cell table:style-name="Default" office:value-type="float" office:value="4016.4446209867" calcext:value-type="float">
            <text:p>4016.4446209867</text:p>
          </table:table-cell>
          <table:table-cell table:style-name="Default" office:value-type="float" office:value="117744.843560423" calcext:value-type="float">
            <text:p>117744.843560423</text:p>
          </table:table-cell>
          <table:table-cell table:style-name="Default" office:value-type="float" office:value="31793.1410334237" calcext:value-type="float">
            <text:p>31793.1410334237</text:p>
          </table:table-cell>
          <table:table-cell table:style-name="Default" office:value-type="float" office:value="3415.88008250962" calcext:value-type="float">
            <text:p>3415.88008250962</text:p>
          </table:table-cell>
          <table:table-cell table:style-name="Default" office:value-type="float" office:value="47854.747347541" calcext:value-type="float">
            <text:p>47854.747347541</text:p>
          </table:table-cell>
          <table:table-cell table:style-name="Default" office:value-type="float" office:value="163965.456560141" calcext:value-type="float">
            <text:p>163965.456560141</text:p>
          </table:table-cell>
          <table:table-cell table:style-name="Default" office:value-type="float" office:value="440435.116543405" calcext:value-type="float">
            <text:p>440435.116543405</text:p>
          </table:table-cell>
          <table:table-cell table:style-name="Default" office:value-type="float" office:value="36842.9421102432" calcext:value-type="float">
            <text:p>36842.9421102432</text:p>
          </table:table-cell>
          <table:table-cell table:style-name="Default" office:value-type="float" office:value="34604.7050264931" calcext:value-type="float">
            <text:p>34604.7050264931</text:p>
          </table:table-cell>
          <table:table-cell table:style-name="Default" office:value-type="float" office:value="78419.2919171446" calcext:value-type="float">
            <text:p>78419.2919171446</text:p>
          </table:table-cell>
          <table:table-cell table:style-name="Default" office:value-type="float" office:value="164745.40629209" calcext:value-type="float">
            <text:p>164745.40629209</text:p>
          </table:table-cell>
          <table:table-cell table:style-name="Default" office:value-type="float" office:value="96041.2135122094" calcext:value-type="float">
            <text:p>96041.2135122094</text:p>
          </table:table-cell>
          <table:table-cell table:style-name="Default" office:value-type="float" office:value="66701.9667755907" calcext:value-type="float">
            <text:p>66701.9667755907</text:p>
          </table:table-cell>
          <table:table-cell table:style-name="Default" office:value-type="float" office:value="81123.7565628916" calcext:value-type="float">
            <text:p>81123.7565628916</text:p>
          </table:table-cell>
          <table:table-cell table:style-name="Default" office:value-type="float" office:value="364918.898292282" calcext:value-type="float">
            <text:p>364918.898292282</text:p>
          </table:table-cell>
          <table:table-cell table:style-name="Default" office:value-type="float" office:value="40679.1040145524" calcext:value-type="float">
            <text:p>40679.1040145524</text:p>
          </table:table-cell>
          <table:table-cell table:style-name="Default" office:value-type="float" office:value="162315.40302906" calcext:value-type="float">
            <text:p>162315.40302906</text:p>
          </table:table-cell>
          <table:table-cell table:style-name="Default" office:value-type="float" office:value="4828.49141886059" calcext:value-type="float">
            <text:p>4828.49141886059</text:p>
          </table:table-cell>
          <table:table-cell table:number-columns-repeated="4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float" office:value="0.05" calcext:value-type="float">
            <text:p>0.05</text:p>
          </table:table-cell>
          <table:table-cell table:number-columns-repeated="2"/>
          <table:table-cell table:style-name="Default" office:value-type="float" office:value="4067.10893576708" calcext:value-type="float">
            <text:p>4067.10893576708</text:p>
          </table:table-cell>
          <table:table-cell table:style-name="Default" office:value-type="float" office:value="120494.301663786" calcext:value-type="float">
            <text:p>120494.301663786</text:p>
          </table:table-cell>
          <table:table-cell table:style-name="Default" office:value-type="float" office:value="32646.6472190418" calcext:value-type="float">
            <text:p>32646.6472190418</text:p>
          </table:table-cell>
          <table:table-cell table:style-name="Default" office:value-type="float" office:value="3551.84061237518" calcext:value-type="float">
            <text:p>3551.84061237518</text:p>
          </table:table-cell>
          <table:table-cell table:style-name="Default" office:value-type="float" office:value="49359.7626908952" calcext:value-type="float">
            <text:p>49359.7626908952</text:p>
          </table:table-cell>
          <table:table-cell table:style-name="Default" office:value-type="float" office:value="163531.79788637" calcext:value-type="float">
            <text:p>163531.79788637</text:p>
          </table:table-cell>
          <table:table-cell table:style-name="Default" office:value-type="float" office:value="447237.646582807" calcext:value-type="float">
            <text:p>447237.646582807</text:p>
          </table:table-cell>
          <table:table-cell table:style-name="Default" office:value-type="float" office:value="35823.1345022049" calcext:value-type="float">
            <text:p>35823.1345022049</text:p>
          </table:table-cell>
          <table:table-cell table:style-name="Default" office:value-type="float" office:value="33339.929510174" calcext:value-type="float">
            <text:p>33339.929510174</text:p>
          </table:table-cell>
          <table:table-cell table:style-name="Default" office:value-type="float" office:value="80773.0019963784" calcext:value-type="float">
            <text:p>80773.0019963784</text:p>
          </table:table-cell>
          <table:table-cell table:style-name="Default" office:value-type="float" office:value="167562.301544844" calcext:value-type="float">
            <text:p>167562.301544844</text:p>
          </table:table-cell>
          <table:table-cell table:style-name="Default" office:value-type="float" office:value="96212.6616676982" calcext:value-type="float">
            <text:p>96212.6616676982</text:p>
          </table:table-cell>
          <table:table-cell table:style-name="Default" office:value-type="float" office:value="67989.0391573891" calcext:value-type="float">
            <text:p>67989.0391573891</text:p>
          </table:table-cell>
          <table:table-cell table:style-name="Default" office:value-type="float" office:value="78788.8654900309" calcext:value-type="float">
            <text:p>78788.8654900309</text:p>
          </table:table-cell>
          <table:table-cell table:style-name="Default" office:value-type="float" office:value="365476.207482026" calcext:value-type="float">
            <text:p>365476.207482026</text:p>
          </table:table-cell>
          <table:table-cell table:style-name="Default" office:value-type="float" office:value="42603.3767200363" calcext:value-type="float">
            <text:p>42603.3767200363</text:p>
          </table:table-cell>
          <table:table-cell table:style-name="Default" office:value-type="float" office:value="179225.536868069" calcext:value-type="float">
            <text:p>179225.536868069</text:p>
          </table:table-cell>
          <table:table-cell table:style-name="Default" office:value-type="float" office:value="4895.10123312333" calcext:value-type="float">
            <text:p>4895.10123312333</text:p>
          </table:table-cell>
          <table:table-cell table:number-columns-repeated="4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float" office:value="0.1" calcext:value-type="float">
            <text:p>0.1</text:p>
          </table:table-cell>
          <table:table-cell table:number-columns-repeated="2"/>
          <table:table-cell table:style-name="Default" office:value-type="float" office:value="3907.10927900939" calcext:value-type="float">
            <text:p>3907.10927900939</text:p>
          </table:table-cell>
          <table:table-cell table:style-name="Default" office:value-type="float" office:value="120027.041567718" calcext:value-type="float">
            <text:p>120027.041567718</text:p>
          </table:table-cell>
          <table:table-cell table:style-name="Default" office:value-type="float" office:value="36072.2977524622" calcext:value-type="float">
            <text:p>36072.2977524622</text:p>
          </table:table-cell>
          <table:table-cell table:style-name="Default" office:value-type="float" office:value="3749.76653936387" calcext:value-type="float">
            <text:p>3749.76653936387</text:p>
          </table:table-cell>
          <table:table-cell table:style-name="Default" office:value-type="float" office:value="49576.2377238135" calcext:value-type="float">
            <text:p>49576.2377238135</text:p>
          </table:table-cell>
          <table:table-cell table:style-name="Default" office:value-type="float" office:value="170342.236331372" calcext:value-type="float">
            <text:p>170342.236331372</text:p>
          </table:table-cell>
          <table:table-cell table:style-name="Default" office:value-type="float" office:value="469424.129334794" calcext:value-type="float">
            <text:p>469424.129334794</text:p>
          </table:table-cell>
          <table:table-cell table:style-name="Default" office:value-type="float" office:value="36930.5279169564" calcext:value-type="float">
            <text:p>36930.5279169564</text:p>
          </table:table-cell>
          <table:table-cell table:style-name="Default" office:value-type="float" office:value="34794.3527060444" calcext:value-type="float">
            <text:p>34794.3527060444</text:p>
          </table:table-cell>
          <table:table-cell table:style-name="Default" office:value-type="float" office:value="82628.1636000879" calcext:value-type="float">
            <text:p>82628.1636000879</text:p>
          </table:table-cell>
          <table:table-cell table:style-name="Default" office:value-type="float" office:value="161639.999243614" calcext:value-type="float">
            <text:p>161639.999243614</text:p>
          </table:table-cell>
          <table:table-cell table:style-name="Default" office:value-type="float" office:value="98174.8254462034" calcext:value-type="float">
            <text:p>98174.8254462034</text:p>
          </table:table-cell>
          <table:table-cell table:style-name="Default" office:value-type="float" office:value="68754.0355780888" calcext:value-type="float">
            <text:p>68754.0355780888</text:p>
          </table:table-cell>
          <table:table-cell table:style-name="Default" office:value-type="float" office:value="81182.6657122353" calcext:value-type="float">
            <text:p>81182.6657122353</text:p>
          </table:table-cell>
          <table:table-cell table:style-name="Default" office:value-type="float" office:value="382018.164725567" calcext:value-type="float">
            <text:p>382018.164725567</text:p>
          </table:table-cell>
          <table:table-cell table:style-name="Default" office:value-type="float" office:value="42520.2567513159" calcext:value-type="float">
            <text:p>42520.2567513159</text:p>
          </table:table-cell>
          <table:table-cell table:style-name="Default" office:value-type="float" office:value="186099.211644767" calcext:value-type="float">
            <text:p>186099.211644767</text:p>
          </table:table-cell>
          <table:table-cell table:style-name="Default" office:value-type="float" office:value="4984.34258173529" calcext:value-type="float">
            <text:p>4984.34258173529</text:p>
          </table:table-cell>
          <table:table-cell table:number-columns-repeated="42"/>
        </table:table-row>
        <table:table-row table:style-name="ro5">
          <table:table-cell table:number-columns-repeated="4"/>
          <table:table-cell table:style-name="ce31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out optimal value</text:span></text:p>
          </table:table-cell>
          <table:covered-table-cell table:number-columns-repeated="21"/>
          <table:table-cell table:number-columns-repeated="38"/>
        </table:table-row>
        <table:table-row table:style-name="ro4">
          <table:table-cell table:style-name="ce7" office:value-type="string" calcext:value-type="string" table:number-columns-spanned="2" table:number-rows-spanned="1">
            <text:p>s = 3, m = 3%</text:p>
          </table:table-cell>
          <table:covered-table-cell table:style-name="ce64"/>
          <table:table-cell table:style-name="Default" table:formula="of:=SUM([.E13:.V13])/15" office:value-type="float" office:value="-0.782815679632258" calcext:value-type="float">
            <text:p>-0.782815679632258</text:p>
          </table:table-cell>
          <table:table-cell table:style-name="ce20" table:formula="of:=[.C13] * (-1)" office:value-type="percentage" office:value="0.782815679632258" calcext:value-type="percentage">
            <text:p>78.28%</text:p>
          </table:table-cell>
          <table:table-cell/>
          <table:table-cell table:formula="of:=([.F4]-[.F6])/[.F4]" office:value-type="float" office:value="-2.13011045359762" calcext:value-type="float">
            <text:p>-2.13011045359762</text:p>
          </table:table-cell>
          <table:table-cell table:formula="of:=([.G4]-[.G6])/[.G4]" office:value-type="float" office:value="-1.44157794382981" calcext:value-type="float">
            <text:p>-1.44157794382981</text:p>
          </table:table-cell>
          <table:table-cell table:formula="of:=([.H4]-[.H6])/[.H4]" office:value-type="float" office:value="-0.355669021659607" calcext:value-type="float">
            <text:p>-0.355669021659607</text:p>
          </table:table-cell>
          <table:table-cell/>
          <table:table-cell table:formula="of:=([.J4]-[.J6])/[.J4]" office:value-type="float" office:value="-0.188912923360756" calcext:value-type="float">
            <text:p>-0.188912923360756</text:p>
          </table:table-cell>
          <table:table-cell table:formula="of:=([.K4]-[.K6])/[.K4]" office:value-type="float" office:value="-1.34632508718854" calcext:value-type="float">
            <text:p>-1.34632508718854</text:p>
          </table:table-cell>
          <table:table-cell table:formula="of:=([.L4]-[.L6])/[.L4]" office:value-type="float" office:value="-0.127292717440207" calcext:value-type="float">
            <text:p>-0.127292717440207</text:p>
          </table:table-cell>
          <table:table-cell table:formula="of:=([.M4]-[.M6])/[.M4]" office:value-type="float" office:value="-0.127063475810959" calcext:value-type="float">
            <text:p>-0.127063475810959</text:p>
          </table:table-cell>
          <table:table-cell table:formula="of:=([.N4]-[.N6])/[.N4]" office:value-type="float" office:value="-0.715917056257243" calcext:value-type="float">
            <text:p>-0.715917056257243</text:p>
          </table:table-cell>
          <table:table-cell/>
          <table:table-cell table:formula="of:=([.P4]-[.P6])/[.P4]" office:value-type="float" office:value="-0.334288028391411" calcext:value-type="float">
            <text:p>-0.334288028391411</text:p>
          </table:table-cell>
          <table:table-cell table:formula="of:=([.Q4]-[.Q6])/[.Q4]" office:value-type="float" office:value="-0.214523453713561" calcext:value-type="float">
            <text:p>-0.214523453713561</text:p>
          </table:table-cell>
          <table:table-cell table:formula="of:=([.R4]-[.R6])/[.R4]" office:value-type="float" office:value="-0.51350204719393" calcext:value-type="float">
            <text:p>-0.51350204719393</text:p>
          </table:table-cell>
          <table:table-cell table:formula="of:=([.S4]-[.S6])/[.S4]" office:value-type="float" office:value="-2.20470459710705" calcext:value-type="float">
            <text:p>-2.20470459710705</text:p>
          </table:table-cell>
          <table:table-cell table:formula="of:=([.T4]-[.T6])/[.T4]" office:value-type="float" office:value="-1.59416635409808" calcext:value-type="float">
            <text:p>-1.59416635409808</text:p>
          </table:table-cell>
          <table:table-cell table:formula="of:=([.U4]-[.U6])/[.U4]" office:value-type="float" office:value="-0.236648733985067" calcext:value-type="float">
            <text:p>-0.236648733985067</text:p>
          </table:table-cell>
          <table:table-cell table:formula="of:=([.V4]-[.V6])/[.V4]" office:value-type="float" office:value="-0.211533300850036" calcext:value-type="float">
            <text:p>-0.211533300850036</text:p>
          </table:table-cell>
          <table:table-cell table:number-columns-repeated="42"/>
        </table:table-row>
        <table:table-row table:style-name="ro4">
          <table:table-cell table:style-name="ce7" office:value-type="string" calcext:value-type="string" table:number-columns-spanned="2" table:number-rows-spanned="1">
            <text:p>s = 5, m = 3%</text:p>
          </table:table-cell>
          <table:covered-table-cell table:style-name="ce66" office:value-type="float" office:value="0.03" calcext:value-type="float">
            <text:p>0.03</text:p>
          </table:covered-table-cell>
          <table:table-cell table:style-name="ce25" table:formula="of:=SUM([.E14:.V14])/15" office:value-type="float" office:value="-0.800739232357233" calcext:value-type="float">
            <text:p>-0.800739232357233</text:p>
          </table:table-cell>
          <table:table-cell table:style-name="ce20" table:formula="of:=[.C14] * (-1)" office:value-type="percentage" office:value="0.800739232357233" calcext:value-type="percentage">
            <text:p>80.07%</text:p>
          </table:table-cell>
          <table:table-cell/>
          <table:table-cell table:formula="of:=([.F4]-[.F7])/[.F4]" office:value-type="float" office:value="-2.14618964345425" calcext:value-type="float">
            <text:p>-2.14618964345425</text:p>
          </table:table-cell>
          <table:table-cell table:formula="of:=([.G4]-[.G7])/[.G4]" office:value-type="float" office:value="-1.50856902982509" calcext:value-type="float">
            <text:p>-1.50856902982509</text:p>
          </table:table-cell>
          <table:table-cell table:formula="of:=([.H4]-[.H7])/[.H4]" office:value-type="float" office:value="-0.333809142506915" calcext:value-type="float">
            <text:p>-0.333809142506915</text:p>
          </table:table-cell>
          <table:table-cell/>
          <table:table-cell table:formula="of:=([.J4]-[.J7])/[.J4]" office:value-type="float" office:value="-0.176610809679886" calcext:value-type="float">
            <text:p>-0.176610809679886</text:p>
          </table:table-cell>
          <table:table-cell table:formula="of:=([.K4]-[.K7])/[.K4]" office:value-type="float" office:value="-1.47700804074966" calcext:value-type="float">
            <text:p>-1.47700804074966</text:p>
          </table:table-cell>
          <table:table-cell table:formula="of:=([.L4]-[.L7])/[.L4]" office:value-type="float" office:value="-0.178796686781964" calcext:value-type="float">
            <text:p>-0.178796686781964</text:p>
          </table:table-cell>
          <table:table-cell table:formula="of:=([.M4]-[.M7])/[.M4]" office:value-type="float" office:value="-0.145934921721185" calcext:value-type="float">
            <text:p>-0.145934921721185</text:p>
          </table:table-cell>
          <table:table-cell table:formula="of:=([.N4]-[.N7])/[.N4]" office:value-type="float" office:value="-0.707874101042972" calcext:value-type="float">
            <text:p>-0.707874101042972</text:p>
          </table:table-cell>
          <table:table-cell/>
          <table:table-cell table:formula="of:=([.P4]-[.P7])/[.P4]" office:value-type="float" office:value="-0.346270865096388" calcext:value-type="float">
            <text:p>-0.346270865096388</text:p>
          </table:table-cell>
          <table:table-cell table:formula="of:=([.Q4]-[.Q7])/[.Q4]" office:value-type="float" office:value="-0.237659295069735" calcext:value-type="float">
            <text:p>-0.237659295069735</text:p>
          </table:table-cell>
          <table:table-cell table:formula="of:=([.R4]-[.R7])/[.R4]" office:value-type="float" office:value="-0.497549563567906" calcext:value-type="float">
            <text:p>-0.497549563567906</text:p>
          </table:table-cell>
          <table:table-cell table:formula="of:=([.S4]-[.S7])/[.S4]" office:value-type="float" office:value="-2.25407834491277" calcext:value-type="float">
            <text:p>-2.25407834491277</text:p>
          </table:table-cell>
          <table:table-cell table:formula="of:=([.T4]-[.T7])/[.T4]" office:value-type="float" office:value="-1.59130680227156" calcext:value-type="float">
            <text:p>-1.59130680227156</text:p>
          </table:table-cell>
          <table:table-cell table:formula="of:=([.U4]-[.U7])/[.U4]" office:value-type="float" office:value="-0.209981986685311" calcext:value-type="float">
            <text:p>-0.209981986685311</text:p>
          </table:table-cell>
          <table:table-cell table:formula="of:=([.V4]-[.V7])/[.V4]" office:value-type="float" office:value="-0.199449251992901" calcext:value-type="float">
            <text:p>-0.199449251992901</text:p>
          </table:table-cell>
          <table:table-cell table:number-columns-repeated="42"/>
        </table:table-row>
        <table:table-row table:style-name="ro4">
          <table:table-cell table:style-name="ce9" office:value-type="string" calcext:value-type="string" table:number-columns-spanned="2" table:number-rows-spanned="1">
            <text:p>s = 3, m = 5%</text:p>
          </table:table-cell>
          <table:covered-table-cell table:style-name="ce66" office:value-type="float" office:value="0.05" calcext:value-type="float">
            <text:p>0.05</text:p>
          </table:covered-table-cell>
          <table:table-cell table:style-name="ce25" table:formula="of:=SUM([.E15:.V15])/15" office:value-type="float" office:value="-0.789899320954306" calcext:value-type="float">
            <text:p>-0.789899320954306</text:p>
          </table:table-cell>
          <table:table-cell table:style-name="ce20" table:formula="of:=[.C15] * (-1)" office:value-type="percentage" office:value="0.789899320954306" calcext:value-type="percentage">
            <text:p>78.99%</text:p>
          </table:table-cell>
          <table:table-cell/>
          <table:table-cell table:formula="of:=([.F4]-[.F8])/[.F4]" office:value-type="float" office:value="-2.1542182025018" calcext:value-type="float">
            <text:p>-2.1542182025018</text:p>
          </table:table-cell>
          <table:table-cell table:formula="of:=([.G4]-[.G8])/[.G4]" office:value-type="float" office:value="-1.51011899965393" calcext:value-type="float">
            <text:p>-1.51011899965393</text:p>
          </table:table-cell>
          <table:table-cell table:formula="of:=([.H4]-[.H8])/[.H4]" office:value-type="float" office:value="-0.306710357583227" calcext:value-type="float">
            <text:p>-0.306710357583227</text:p>
          </table:table-cell>
          <table:table-cell/>
          <table:table-cell table:formula="of:=([.J4]-[.J8])/[.J4]" office:value-type="float" office:value="-0.127684282994299" calcext:value-type="float">
            <text:p>-0.127684282994299</text:p>
          </table:table-cell>
          <table:table-cell table:formula="of:=([.K4]-[.K8])/[.K4]" office:value-type="float" office:value="-1.47002434166058" calcext:value-type="float">
            <text:p>-1.47002434166058</text:p>
          </table:table-cell>
          <table:table-cell table:formula="of:=([.L4]-[.L8])/[.L4]" office:value-type="float" office:value="-0.210973338841496" calcext:value-type="float">
            <text:p>-0.210973338841496</text:p>
          </table:table-cell>
          <table:table-cell table:formula="of:=([.M4]-[.M8])/[.M4]" office:value-type="float" office:value="-0.140523363004538" calcext:value-type="float">
            <text:p>-0.140523363004538</text:p>
          </table:table-cell>
          <table:table-cell table:formula="of:=([.N4]-[.N8])/[.N4]" office:value-type="float" office:value="-0.703229127021205" calcext:value-type="float">
            <text:p>-0.703229127021205</text:p>
          </table:table-cell>
          <table:table-cell/>
          <table:table-cell table:formula="of:=([.P4]-[.P8])/[.P4]" office:value-type="float" office:value="-0.323001276765248" calcext:value-type="float">
            <text:p>-0.323001276765248</text:p>
          </table:table-cell>
          <table:table-cell table:formula="of:=([.Q4]-[.Q8])/[.Q4]" office:value-type="float" office:value="-0.238707271024663" calcext:value-type="float">
            <text:p>-0.238707271024663</text:p>
          </table:table-cell>
          <table:table-cell table:formula="of:=([.R4]-[.R8])/[.R4]" office:value-type="float" office:value="-0.553377581422372" calcext:value-type="float">
            <text:p>-0.553377581422372</text:p>
          </table:table-cell>
          <table:table-cell table:formula="of:=([.S4]-[.S8])/[.S4]" office:value-type="float" office:value="-2.14966746344913" calcext:value-type="float">
            <text:p>-2.14966746344913</text:p>
          </table:table-cell>
          <table:table-cell table:formula="of:=([.T4]-[.T8])/[.T4]" office:value-type="float" office:value="-1.54328580644516" calcext:value-type="float">
            <text:p>-1.54328580644516</text:p>
          </table:table-cell>
          <table:table-cell table:formula="of:=([.U4]-[.U8])/[.U4]" office:value-type="float" office:value="-0.206037970741897" calcext:value-type="float">
            <text:p>-0.206037970741897</text:p>
          </table:table-cell>
          <table:table-cell table:formula="of:=([.V4]-[.V8])/[.V4]" office:value-type="float" office:value="-0.210930431205046" calcext:value-type="float">
            <text:p>-0.210930431205046</text:p>
          </table:table-cell>
          <table:table-cell table:number-columns-repeated="42"/>
        </table:table-row>
        <table:table-row table:style-name="ro4">
          <table:table-cell table:style-name="ce9" office:value-type="string" calcext:value-type="string" table:number-columns-spanned="2" table:number-rows-spanned="1">
            <text:p>s = 5, m = 5%</text:p>
          </table:table-cell>
          <table:covered-table-cell table:style-name="ce66" office:value-type="float" office:value="0.05" calcext:value-type="float">
            <text:p>0.05</text:p>
          </table:covered-table-cell>
          <table:table-cell table:style-name="ce25" table:formula="of:=SUM([.E16:.V16])/15" office:value-type="float" office:value="-0.803404453536678" calcext:value-type="float">
            <text:p>-0.803404453536678</text:p>
          </table:table-cell>
          <table:table-cell table:style-name="ce20" table:formula="of:=[.C16] * (-1)" office:value-type="percentage" office:value="0.803404453536678" calcext:value-type="percentage">
            <text:p>80.34%</text:p>
          </table:table-cell>
          <table:table-cell/>
          <table:table-cell table:formula="of:=([.F4]-[.F9])/[.F4]" office:value-type="float" office:value="-2.16788756710622" calcext:value-type="float">
            <text:p>-2.16788756710622</text:p>
          </table:table-cell>
          <table:table-cell table:formula="of:=([.G4]-[.G9])/[.G4]" office:value-type="float" office:value="-1.61391286245384" calcext:value-type="float">
            <text:p>-1.61391286245384</text:p>
          </table:table-cell>
          <table:table-cell table:formula="of:=([.H4]-[.H9])/[.H4]" office:value-type="float" office:value="-0.361753279438796" calcext:value-type="float">
            <text:p>-0.361753279438796</text:p>
          </table:table-cell>
          <table:table-cell/>
          <table:table-cell table:formula="of:=([.J4]-[.J9])/[.J4]" office:value-type="float" office:value="-0.170387077163385" calcext:value-type="float">
            <text:p>-0.170387077163385</text:p>
          </table:table-cell>
          <table:table-cell table:formula="of:=([.K4]-[.K9])/[.K4]" office:value-type="float" office:value="-1.4403840723318" calcext:value-type="float">
            <text:p>-1.4403840723318</text:p>
          </table:table-cell>
          <table:table-cell table:formula="of:=([.L4]-[.L9])/[.L4]" office:value-type="float" office:value="-0.214962355549049" calcext:value-type="float">
            <text:p>-0.214962355549049</text:p>
          </table:table-cell>
          <table:table-cell table:formula="of:=([.M4]-[.M9])/[.M4]" office:value-type="float" office:value="-0.136498744231039" calcext:value-type="float">
            <text:p>-0.136498744231039</text:p>
          </table:table-cell>
          <table:table-cell table:formula="of:=([.N4]-[.N9])/[.N4]" office:value-type="float" office:value="-0.771191968694829" calcext:value-type="float">
            <text:p>-0.771191968694829</text:p>
          </table:table-cell>
          <table:table-cell/>
          <table:table-cell table:formula="of:=([.P4]-[.P9])/[.P4]" office:value-type="float" office:value="-0.187238751712048" calcext:value-type="float">
            <text:p>-0.187238751712048</text:p>
          </table:table-cell>
          <table:table-cell table:formula="of:=([.Q4]-[.Q9])/[.Q4]" office:value-type="float" office:value="-0.244177373843342" calcext:value-type="float">
            <text:p>-0.244177373843342</text:p>
          </table:table-cell>
          <table:table-cell table:formula="of:=([.R4]-[.R9])/[.R4]" office:value-type="float" office:value="-0.599186038351803" calcext:value-type="float">
            <text:p>-0.599186038351803</text:p>
          </table:table-cell>
          <table:table-cell table:formula="of:=([.S4]-[.S9])/[.S4]" office:value-type="float" office:value="-2.23588548634404" calcext:value-type="float">
            <text:p>-2.23588548634404</text:p>
          </table:table-cell>
          <table:table-cell table:formula="of:=([.T4]-[.T9])/[.T4]" office:value-type="float" office:value="-1.51524235864719" calcext:value-type="float">
            <text:p>-1.51524235864719</text:p>
          </table:table-cell>
          <table:table-cell table:formula="of:=([.U4]-[.U9])/[.U4]" office:value-type="float" office:value="-0.215629699339045" calcext:value-type="float">
            <text:p>-0.215629699339045</text:p>
          </table:table-cell>
          <table:table-cell table:formula="of:=([.V4]-[.V9])/[.V4]" office:value-type="float" office:value="-0.176729167843743" calcext:value-type="float">
            <text:p>-0.176729167843743</text:p>
          </table:table-cell>
          <table:table-cell table:number-columns-repeated="42"/>
        </table:table-row>
        <table:table-row table:style-name="ro4">
          <table:table-cell table:style-name="ce9" office:value-type="string" calcext:value-type="string" table:number-columns-spanned="2" table:number-rows-spanned="1">
            <text:p>s = 3, m = 10%</text:p>
          </table:table-cell>
          <table:covered-table-cell table:style-name="ce66" office:value-type="float" office:value="0.1" calcext:value-type="float">
            <text:p>0.1</text:p>
          </table:covered-table-cell>
          <table:table-cell table:style-name="ce25" table:formula="of:=SUM([.E17:.V17])/15" office:value-type="float" office:value="-0.833926848326768" calcext:value-type="float">
            <text:p>-0.833926848326768</text:p>
          </table:table-cell>
          <table:table-cell table:style-name="ce20" table:formula="of:=[.C17] * (-1)" office:value-type="percentage" office:value="0.833926848326768" calcext:value-type="percentage">
            <text:p>83.39%</text:p>
          </table:table-cell>
          <table:table-cell/>
          <table:table-cell table:formula="of:=([.F4]-[.F10])/[.F4]" office:value-type="float" office:value="-2.24186086290879" calcext:value-type="float">
            <text:p>-2.24186086290879</text:p>
          </table:table-cell>
          <table:table-cell table:formula="of:=([.G4]-[.G10])/[.G4]" office:value-type="float" office:value="-1.68408494121843" calcext:value-type="float">
            <text:p>-1.68408494121843</text:p>
          </table:table-cell>
          <table:table-cell table:formula="of:=([.H4]-[.H10])/[.H4]" office:value-type="float" office:value="-0.415954449546219" calcext:value-type="float">
            <text:p>-0.415954449546219</text:p>
          </table:table-cell>
          <table:table-cell/>
          <table:table-cell table:formula="of:=([.J4]-[.J10])/[.J4]" office:value-type="float" office:value="-0.167291617190722" calcext:value-type="float">
            <text:p>-0.167291617190722</text:p>
          </table:table-cell>
          <table:table-cell table:formula="of:=([.K4]-[.K10])/[.K4]" office:value-type="float" office:value="-1.47807585787788" calcext:value-type="float">
            <text:p>-1.47807585787788</text:p>
          </table:table-cell>
          <table:table-cell table:formula="of:=([.L4]-[.L10])/[.L4]" office:value-type="float" office:value="-0.181332363406684" calcext:value-type="float">
            <text:p>-0.181332363406684</text:p>
          </table:table-cell>
          <table:table-cell table:formula="of:=([.M4]-[.M10])/[.M4]" office:value-type="float" office:value="-0.0949605838875153" calcext:value-type="float">
            <text:p>-0.094960583887515</text:p>
          </table:table-cell>
          <table:table-cell table:formula="of:=([.N4]-[.N10])/[.N4]" office:value-type="float" office:value="-0.824353279987714" calcext:value-type="float">
            <text:p>-0.824353279987714</text:p>
          </table:table-cell>
          <table:table-cell/>
          <table:table-cell table:formula="of:=([.P4]-[.P10])/[.P4]" office:value-type="float" office:value="-0.189358153234187" calcext:value-type="float">
            <text:p>-0.189358153234187</text:p>
          </table:table-cell>
          <table:table-cell table:formula="of:=([.Q4]-[.Q10])/[.Q4]" office:value-type="float" office:value="-0.268184856880833" calcext:value-type="float">
            <text:p>-0.268184856880833</text:p>
          </table:table-cell>
          <table:table-cell table:formula="of:=([.R4]-[.R10])/[.R4]" office:value-type="float" office:value="-0.553158519866557" calcext:value-type="float">
            <text:p>-0.553158519866557</text:p>
          </table:table-cell>
          <table:table-cell table:formula="of:=([.S4]-[.S10])/[.S4]" office:value-type="float" office:value="-2.24082737542389" calcext:value-type="float">
            <text:p>-2.24082737542389</text:p>
          </table:table-cell>
          <table:table-cell table:formula="of:=([.T4]-[.T10])/[.T4]" office:value-type="float" office:value="-1.63422266403175" calcext:value-type="float">
            <text:p>-1.63422266403175</text:p>
          </table:table-cell>
          <table:table-cell table:formula="of:=([.U4]-[.U10])/[.U4]" office:value-type="float" office:value="-0.342274863820553" calcext:value-type="float">
            <text:p>-0.342274863820553</text:p>
          </table:table-cell>
          <table:table-cell table:formula="of:=([.V4]-[.V10])/[.V4]" office:value-type="float" office:value="-0.192962335619801" calcext:value-type="float">
            <text:p>-0.192962335619801</text:p>
          </table:table-cell>
          <table:table-cell table:number-columns-repeated="42"/>
        </table:table-row>
        <table:table-row table:style-name="ro4">
          <table:table-cell table:style-name="ce10" office:value-type="string" calcext:value-type="string" table:number-columns-spanned="2" table:number-rows-spanned="1">
            <text:p>s = 5, m = 10%</text:p>
          </table:table-cell>
          <table:covered-table-cell table:style-name="ce15" office:value-type="float" office:value="0.1" calcext:value-type="float">
            <text:p>0.1</text:p>
          </table:covered-table-cell>
          <table:table-cell table:style-name="ce25" table:formula="of:=SUM([.E18:.V18])/15" office:value-type="float" office:value="-0.8970064387873" calcext:value-type="float">
            <text:p>-0.8970064387873</text:p>
          </table:table-cell>
          <table:table-cell table:style-name="ce20" table:formula="of:=[.C18] * (-1)" office:value-type="percentage" office:value="0.8970064387873" calcext:value-type="percentage">
            <text:p>89.70%</text:p>
          </table:table-cell>
          <table:table-cell/>
          <table:table-cell table:formula="of:=([.F4]-[.F11])/[.F4]" office:value-type="float" office:value="-2.22928937863671" calcext:value-type="float">
            <text:p>-2.22928937863671</text:p>
          </table:table-cell>
          <table:table-cell table:formula="of:=([.G4]-[.G11])/[.G4]" office:value-type="float" office:value="-1.96572908522313" calcext:value-type="float">
            <text:p>-1.96572908522313</text:p>
          </table:table-cell>
          <table:table-cell table:formula="of:=([.H4]-[.H11])/[.H4]" office:value-type="float" office:value="-0.494858355319396" calcext:value-type="float">
            <text:p>-0.494858355319396</text:p>
          </table:table-cell>
          <table:table-cell/>
          <table:table-cell table:formula="of:=([.J4]-[.J11])/[.J4]" office:value-type="float" office:value="-0.215904595272013" calcext:value-type="float">
            <text:p>-0.215904595272013</text:p>
          </table:table-cell>
          <table:table-cell table:formula="of:=([.K4]-[.K11])/[.K4]" office:value-type="float" office:value="-1.60100778836049" calcext:value-type="float">
            <text:p>-1.60100778836049</text:p>
          </table:table-cell>
          <table:table-cell table:formula="of:=([.L4]-[.L11])/[.L4]" office:value-type="float" office:value="-0.217850655232568" calcext:value-type="float">
            <text:p>-0.217850655232568</text:p>
          </table:table-cell>
          <table:table-cell table:formula="of:=([.M4]-[.M11])/[.M4]" office:value-type="float" office:value="-0.142727213726484" calcext:value-type="float">
            <text:p>-0.142727213726484</text:p>
          </table:table-cell>
          <table:table-cell table:formula="of:=([.N4]-[.N11])/[.N4]" office:value-type="float" office:value="-0.866254287415746" calcext:value-type="float">
            <text:p>-0.866254287415746</text:p>
          </table:table-cell>
          <table:table-cell/>
          <table:table-cell table:formula="of:=([.P4]-[.P11])/[.P4]" office:value-type="float" office:value="-0.213613957485879" calcext:value-type="float">
            <text:p>-0.213613957485879</text:p>
          </table:table-cell>
          <table:table-cell table:formula="of:=([.Q4]-[.Q11])/[.Q4]" office:value-type="float" office:value="-0.282454169821902" calcext:value-type="float">
            <text:p>-0.282454169821902</text:p>
          </table:table-cell>
          <table:table-cell table:formula="of:=([.R4]-[.R11])/[.R4]" office:value-type="float" office:value="-0.600347309638453" calcext:value-type="float">
            <text:p>-0.600347309638453</text:p>
          </table:table-cell>
          <table:table-cell table:formula="of:=([.S4]-[.S11])/[.S4]" office:value-type="float" office:value="-2.38751169243403" calcext:value-type="float">
            <text:p>-2.38751169243403</text:p>
          </table:table-cell>
          <table:table-cell table:formula="of:=([.T4]-[.T11])/[.T4]" office:value-type="float" office:value="-1.62908324734007" calcext:value-type="float">
            <text:p>-1.62908324734007</text:p>
          </table:table-cell>
          <table:table-cell table:formula="of:=([.U4]-[.U11])/[.U4]" office:value-type="float" office:value="-0.393753916616644" calcext:value-type="float">
            <text:p>-0.393753916616644</text:p>
          </table:table-cell>
          <table:table-cell table:formula="of:=([.V4]-[.V11])/[.V4]" office:value-type="float" office:value="-0.214710929285975" calcext:value-type="float">
            <text:p>-0.214710929285975</text:p>
          </table:table-cell>
          <table:table-cell table:number-columns-repeated="42"/>
        </table:table-row>
        <table:table-row table:style-name="ro4">
          <table:table-cell table:number-columns-repeated="2"/>
          <table:table-cell table:style-name="ce12"/>
          <table:table-cell table:style-name="ce20"/>
          <table:table-cell table:number-columns-repeated="60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31" office:value-type="string" calcext:value-type="string" table:number-columns-spanned="22" table:number-rows-spanned="1">
            <text:p>Relative difference of the fitness value in comparison with the optimum for the instances with<text:span text:style-name="T2"> optimal value</text:span></text:p>
          </table:table-cell>
          <table:covered-table-cell table:number-columns-repeated="21"/>
          <table:table-cell table:number-columns-repeated="38"/>
        </table:table-row>
        <table:table-row table:style-name="ro4">
          <table:table-cell table:style-name="ce7" office:value-type="string" calcext:value-type="string" table:number-columns-spanned="2" table:number-rows-spanned="1">
            <text:p>s = 3, m = 3%</text:p>
          </table:table-cell>
          <table:covered-table-cell table:style-name="ce64"/>
          <table:table-cell table:style-name="Default" table:formula="of:=SUM([.E21:.V21])/3" office:value-type="float" office:value="-1.01451453186611" calcext:value-type="float">
            <text:p>-1.01451453186611</text:p>
          </table:table-cell>
          <table:table-cell table:style-name="ce20" table:formula="of:=[.C21] * (-1)" office:value-type="percentage" office:value="1.01451453186611" calcext:value-type="percentage">
            <text:p>101.45%</text:p>
          </table:table-cell>
          <table:table-cell table:formula="of:=([.E3]-[.E6])/[.E3]" office:value-type="float" office:value="-0.527153967236499" calcext:value-type="float">
            <text:p>-0.527153967236499</text:p>
          </table:table-cell>
          <table:table-cell table:number-columns-repeated="3"/>
          <table:table-cell table:formula="of:=([.I3]-[.I6])/[.I3]" office:value-type="float" office:value="-0.14851624425749" calcext:value-type="float">
            <text:p>-0.14851624425749</text:p>
          </table:table-cell>
          <table:table-cell table:number-columns-repeated="5"/>
          <table:table-cell table:formula="of:=([.O3]-[.O6])/[.O3]" office:value-type="float" office:value="-2.36787338410435" calcext:value-type="float">
            <text:p>-2.36787338410435</text:p>
          </table:table-cell>
          <table:table-cell table:number-columns-repeated="49"/>
        </table:table-row>
        <table:table-row table:style-name="ro4">
          <table:table-cell table:style-name="ce7" office:value-type="string" calcext:value-type="string" table:number-columns-spanned="2" table:number-rows-spanned="1">
            <text:p>s = 5, m = 3%</text:p>
          </table:table-cell>
          <table:covered-table-cell table:style-name="ce66" office:value-type="float" office:value="0.03" calcext:value-type="float">
            <text:p>0.03</text:p>
          </table:covered-table-cell>
          <table:table-cell table:style-name="Default" table:formula="of:=SUM([.E22:.V22])/3" office:value-type="float" office:value="-0.979072612983533" calcext:value-type="float">
            <text:p>-0.979072612983533</text:p>
          </table:table-cell>
          <table:table-cell table:style-name="ce20" table:formula="of:=[.C22] * (-1)" office:value-type="percentage" office:value="0.979072612983533" calcext:value-type="percentage">
            <text:p>97.91%</text:p>
          </table:table-cell>
          <table:table-cell table:formula="of:=([.E3]-[.E7])/[.E3]" office:value-type="float" office:value="-0.527515985103583" calcext:value-type="float">
            <text:p>-0.527515985103583</text:p>
          </table:table-cell>
          <table:table-cell table:number-columns-repeated="3"/>
          <table:table-cell table:formula="of:=([.I3]-[.I7])/[.I3]" office:value-type="float" office:value="-0.15410739774108" calcext:value-type="float">
            <text:p>-0.15410739774108</text:p>
          </table:table-cell>
          <table:table-cell table:number-columns-repeated="5"/>
          <table:table-cell table:formula="of:=([.O3]-[.O7])/[.O3]" office:value-type="float" office:value="-2.25559445610594" calcext:value-type="float">
            <text:p>-2.25559445610594</text:p>
          </table:table-cell>
          <table:table-cell table:number-columns-repeated="49"/>
        </table:table-row>
        <table:table-row table:style-name="ro4">
          <table:table-cell table:style-name="ce9" office:value-type="string" calcext:value-type="string" table:number-columns-spanned="2" table:number-rows-spanned="1">
            <text:p>s = 3, m = 5%</text:p>
          </table:table-cell>
          <table:covered-table-cell table:style-name="ce66" office:value-type="float" office:value="0.05" calcext:value-type="float">
            <text:p>0.05</text:p>
          </table:covered-table-cell>
          <table:table-cell table:style-name="Default" table:formula="of:=SUM([.E23:.V23])/3" office:value-type="float" office:value="-0.992750933407728" calcext:value-type="float">
            <text:p>-0.992750933407728</text:p>
          </table:table-cell>
          <table:table-cell table:style-name="ce20" table:formula="of:=[.C23] * (-1)" office:value-type="percentage" office:value="0.992750933407728" calcext:value-type="percentage">
            <text:p>99.28%</text:p>
          </table:table-cell>
          <table:table-cell table:formula="of:=([.E3]-[.E8])/[.E3]" office:value-type="float" office:value="-0.542709689198119" calcext:value-type="float">
            <text:p>-0.542709689198119</text:p>
          </table:table-cell>
          <table:table-cell table:number-columns-repeated="3"/>
          <table:table-cell table:formula="of:=([.I3]-[.I8])/[.I3]" office:value-type="float" office:value="-0.192089662528203" calcext:value-type="float">
            <text:p>-0.192089662528203</text:p>
          </table:table-cell>
          <table:table-cell table:number-columns-repeated="5"/>
          <table:table-cell table:formula="of:=([.O3]-[.O8])/[.O3]" office:value-type="float" office:value="-2.24345344849686" calcext:value-type="float">
            <text:p>-2.24345344849686</text:p>
          </table:table-cell>
          <table:table-cell table:number-columns-repeated="49"/>
        </table:table-row>
        <table:table-row table:style-name="ro4">
          <table:table-cell table:style-name="ce9" office:value-type="string" calcext:value-type="string" table:number-columns-spanned="2" table:number-rows-spanned="1">
            <text:p>s = 5, m = 5%</text:p>
          </table:table-cell>
          <table:covered-table-cell table:style-name="ce66" office:value-type="float" office:value="0.05" calcext:value-type="float">
            <text:p>0.05</text:p>
          </table:covered-table-cell>
          <table:table-cell table:style-name="Default" table:formula="of:=SUM([.E24:.V24])/3" office:value-type="float" office:value="-0.996644264171255" calcext:value-type="float">
            <text:p>-0.996644264171255</text:p>
          </table:table-cell>
          <table:table-cell table:style-name="ce20" table:formula="of:=[.C24] * (-1)" office:value-type="percentage" office:value="0.996644264171255" calcext:value-type="percentage">
            <text:p>99.66%</text:p>
          </table:table-cell>
          <table:table-cell table:formula="of:=([.E3]-[.E9])/[.E3]" office:value-type="float" office:value="-0.552687393239808" calcext:value-type="float">
            <text:p>-0.552687393239808</text:p>
          </table:table-cell>
          <table:table-cell table:number-columns-repeated="3"/>
          <table:table-cell table:formula="of:=([.I3]-[.I9])/[.I3]" office:value-type="float" office:value="-0.193174940282651" calcext:value-type="float">
            <text:p>-0.193174940282651</text:p>
          </table:table-cell>
          <table:table-cell table:number-columns-repeated="5"/>
          <table:table-cell table:formula="of:=([.O3]-[.O9])/[.O3]" office:value-type="float" office:value="-2.2440704589913" calcext:value-type="float">
            <text:p>-2.2440704589913</text:p>
          </table:table-cell>
          <table:table-cell table:number-columns-repeated="49"/>
        </table:table-row>
        <table:table-row table:style-name="ro4">
          <table:table-cell table:style-name="ce9" office:value-type="string" calcext:value-type="string" table:number-columns-spanned="2" table:number-rows-spanned="1">
            <text:p>s = 3, m = 10%</text:p>
          </table:table-cell>
          <table:covered-table-cell table:style-name="ce66" office:value-type="float" office:value="0.1" calcext:value-type="float">
            <text:p>0.1</text:p>
          </table:covered-table-cell>
          <table:table-cell table:style-name="Default" table:formula="of:=SUM([.E25:.V25])/3" office:value-type="float" office:value="-1.0341707774349" calcext:value-type="float">
            <text:p>-1.0341707774349</text:p>
          </table:table-cell>
          <table:table-cell table:style-name="ce20" table:formula="of:=[.C25] * (-1)" office:value-type="percentage" office:value="1.0341707774349" calcext:value-type="percentage">
            <text:p>103.42%</text:p>
          </table:table-cell>
          <table:table-cell table:formula="of:=([.E3]-[.E10])/[.E3]" office:value-type="float" office:value="-0.572273333111999" calcext:value-type="float">
            <text:p>-0.572273333111999</text:p>
          </table:table-cell>
          <table:table-cell table:number-columns-repeated="3"/>
          <table:table-cell table:formula="of:=([.I3]-[.I10])/[.I3]" office:value-type="float" office:value="-0.230699881734952" calcext:value-type="float">
            <text:p>-0.230699881734952</text:p>
          </table:table-cell>
          <table:table-cell table:number-columns-repeated="5"/>
          <table:table-cell table:formula="of:=([.O3]-[.O10])/[.O3]" office:value-type="float" office:value="-2.29953911745775" calcext:value-type="float">
            <text:p>-2.29953911745775</text:p>
          </table:table-cell>
          <table:table-cell table:number-columns-repeated="49"/>
        </table:table-row>
        <table:table-row table:style-name="ro4">
          <table:table-cell table:style-name="ce10" office:value-type="string" calcext:value-type="string" table:number-columns-spanned="2" table:number-rows-spanned="1">
            <text:p>s = 5, m = 10%</text:p>
          </table:table-cell>
          <table:covered-table-cell table:style-name="ce15" office:value-type="float" office:value="0.1" calcext:value-type="float">
            <text:p>0.1</text:p>
          </table:covered-table-cell>
          <table:table-cell table:style-name="Default" table:formula="of:=SUM([.E26:.V26])/3" office:value-type="float" office:value="-0.97647938770244" calcext:value-type="float">
            <text:p>-0.97647938770244</text:p>
          </table:table-cell>
          <table:table-cell table:style-name="ce20" table:formula="of:=[.C26] * (-1)" office:value-type="percentage" office:value="0.97647938770244" calcext:value-type="percentage">
            <text:p>97.65%</text:p>
          </table:table-cell>
          <table:table-cell table:formula="of:=([.E3]-[.E11])/[.E3]" office:value-type="float" office:value="-0.510420258212803" calcext:value-type="float">
            <text:p>-0.510420258212803</text:p>
          </table:table-cell>
          <table:table-cell table:number-columns-repeated="3"/>
          <table:table-cell table:formula="of:=([.I3]-[.I11])/[.I3]" office:value-type="float" office:value="-0.236097310387101" calcext:value-type="float">
            <text:p>-0.236097310387101</text:p>
          </table:table-cell>
          <table:table-cell table:number-columns-repeated="5"/>
          <table:table-cell table:formula="of:=([.O3]-[.O11])/[.O3]" office:value-type="float" office:value="-2.18292059450742" calcext:value-type="float">
            <text:p>-2.18292059450742</text:p>
          </table:table-cell>
          <table:table-cell table:number-columns-repeated="49"/>
        </table:table-row>
        <table:table-row table:style-name="ro4">
          <table:table-cell table:number-columns-repeated="3"/>
          <table:table-cell table:style-name="ce14"/>
          <table:table-cell table:number-columns-repeated="60"/>
        </table:table-row>
        <table:table-row table:style-name="ro4" table:number-rows-repeated="1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RESULTS.C14:RESULTS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D27:RESULTS.D27 RESULTS.D20:RESUL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C14:RESULTS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andom_detai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default-cell-style-name="ce134"/>
        <table:table-column table:style-name="co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2" table:default-cell-style-name="ce134"/>
        <table:table-column table:style-name="co11" table:default-cell-style-name="Default"/>
        <table:table-column table:style-name="co6" table:default-cell-style-name="Default"/>
        <table:table-column table:style-name="co22" table:default-cell-style-name="ce134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6" table:default-cell-style-name="ce134"/>
        <table:table-column table:style-name="co23" table:default-cell-style-name="ce134"/>
        <table:table-column table:style-name="co19" table:number-columns-repeated="39" table:default-cell-style-name="Default"/>
        <table:table-row table:style-name="ro1">
          <table:table-cell table:style-name="ce58" table:number-columns-spanned="3" table:number-rows-spanned="2"/>
          <table:covered-table-cell table:number-columns-repeated="2" table:style-name="ce58"/>
          <table:table-cell table:style-name="ce81" office:value-type="string" calcext:value-type="string" table:number-columns-spanned="22" table:number-rows-spanned="1">
            <text:p>Improvement of the fitness value in comparison with the best result of the heuristics</text:p>
          </table:table-cell>
          <table:covered-table-cell table:number-columns-repeated="2" table:style-name="ce81"/>
          <table:covered-table-cell table:style-name="ce131"/>
          <table:covered-table-cell table:number-columns-repeated="5" table:style-name="ce81"/>
          <table:covered-table-cell table:style-name="ce131"/>
          <table:covered-table-cell table:number-columns-repeated="2" table:style-name="ce81"/>
          <table:covered-table-cell table:style-name="ce131"/>
          <table:covered-table-cell table:number-columns-repeated="7" table:style-name="ce81"/>
          <table:covered-table-cell table:number-columns-repeated="2" table:style-name="ce131"/>
          <table:table-cell table:style-name="ce85" table:number-columns-repeated="39"/>
        </table:table-row>
        <table:table-row table:style-name="ro2">
          <table:covered-table-cell table:number-columns-repeated="3" table:style-name="ce58"/>
          <table:table-cell table:style-name="ce81" office:value-type="string" calcext:value-type="string">
            <text:p>att48</text:p>
          </table:table-cell>
          <table:table-cell table:style-name="ce81" office:value-type="string" calcext:value-type="string">
            <text:p>bayg29</text:p>
          </table:table-cell>
          <table:table-cell table:style-name="ce81" office:value-type="string" calcext:value-type="string">
            <text:p>bays29</text:p>
          </table:table-cell>
          <table:table-cell table:style-name="ce131" office:value-type="string" calcext:value-type="string">
            <text:p>berlin52</text:p>
          </table:table-cell>
          <table:table-cell table:style-name="ce81" office:value-type="string" calcext:value-type="string">
            <text:p>brazil58</text:p>
          </table:table-cell>
          <table:table-cell table:style-name="ce81" office:value-type="string" calcext:value-type="string">
            <text:p>burma14</text:p>
          </table:table-cell>
          <table:table-cell table:style-name="ce81" office:value-type="string" calcext:value-type="string">
            <text:p>dantzig42</text:p>
          </table:table-cell>
          <table:table-cell table:style-name="ce81" office:value-type="string" calcext:value-type="string">
            <text:p>eil51</text:p>
          </table:table-cell>
          <table:table-cell table:style-name="ce81" office:value-type="string" calcext:value-type="string">
            <text:p>eil76</text:p>
          </table:table-cell>
          <table:table-cell table:style-name="ce131" office:value-type="string" calcext:value-type="string">
            <text:p>fri26</text:p>
          </table:table-cell>
          <table:table-cell table:style-name="ce81" office:value-type="string" calcext:value-type="string">
            <text:p>gr17</text:p>
          </table:table-cell>
          <table:table-cell table:style-name="ce81" office:value-type="string" calcext:value-type="string">
            <text:p>gr21</text:p>
          </table:table-cell>
          <table:table-cell table:style-name="ce131" office:value-type="string" calcext:value-type="string">
            <text:p>gr24</text:p>
          </table:table-cell>
          <table:table-cell table:style-name="ce81" office:value-type="string" calcext:value-type="string">
            <text:p>gr48</text:p>
          </table:table-cell>
          <table:table-cell table:style-name="ce81" office:value-type="string" calcext:value-type="string">
            <text:p>gr96</text:p>
          </table:table-cell>
          <table:table-cell table:style-name="ce81" office:value-type="string" calcext:value-type="string">
            <text:p>hk48</text:p>
          </table:table-cell>
          <table:table-cell table:style-name="ce81" office:value-type="string" calcext:value-type="string">
            <text:p>pr76</text:p>
          </table:table-cell>
          <table:table-cell table:style-name="ce81" office:value-type="string" calcext:value-type="string">
            <text:p>rat99</text:p>
          </table:table-cell>
          <table:table-cell table:style-name="ce81" office:value-type="string" calcext:value-type="string">
            <text:p>st70</text:p>
          </table:table-cell>
          <table:table-cell table:style-name="ce81" office:value-type="string" calcext:value-type="string">
            <text:p>swiss42</text:p>
          </table:table-cell>
          <table:table-cell table:style-name="ce131" office:value-type="string" calcext:value-type="string">
            <text:p>ulysses16</text:p>
          </table:table-cell>
          <table:table-cell table:style-name="ce131" office:value-type="string" calcext:value-type="string">
            <text:p>ulysses22</text:p>
          </table:table-cell>
          <table:table-cell table:style-name="ce85" table:number-columns-repeated="39"/>
        </table:table-row>
        <table:table-row table:style-name="ro3">
          <table:table-cell table:style-name="ce58" office:value-type="string" calcext:value-type="string" table:number-columns-spanned="3" table:number-rows-spanned="1">
            <text:p>Optimal value →</text:p>
          </table:table-cell>
          <table:covered-table-cell table:number-columns-repeated="2" table:style-name="ce58"/>
          <table:table-cell table:style-name="ce81" office:value-type="float" office:value="10628" calcext:value-type="float">
            <text:p>10628</text:p>
          </table:table-cell>
          <table:table-cell table:style-name="ce81" office:value-type="float" office:value="1610" calcext:value-type="float">
            <text:p>1610</text:p>
          </table:table-cell>
          <table:table-cell table:style-name="ce81" office:value-type="float" office:value="2020" calcext:value-type="float">
            <text:p>2020</text:p>
          </table:table-cell>
          <table:table-cell table:style-name="ce131" office:value-type="float" office:value="7544.36590190409" calcext:value-type="float">
            <text:p>7544.36590190409</text:p>
          </table:table-cell>
          <table:table-cell table:style-name="ce81" table:number-columns-repeated="3"/>
          <table:table-cell table:style-name="ce81" office:value-type="float" office:value="429.983311983384" calcext:value-type="float">
            <text:p>429.983311983384</text:p>
          </table:table-cell>
          <table:table-cell table:style-name="ce81" office:value-type="float" office:value="545.387552468744" calcext:value-type="float">
            <text:p>545.387552468744</text:p>
          </table:table-cell>
          <table:table-cell table:style-name="ce131" office:value-type="float" office:value="937" calcext:value-type="float">
            <text:p>937</text:p>
          </table:table-cell>
          <table:table-cell table:style-name="ce81" table:number-columns-repeated="2"/>
          <table:table-cell table:style-name="ce131" office:value-type="float" office:value="1272" calcext:value-type="float">
            <text:p>1272</text:p>
          </table:table-cell>
          <table:table-cell table:style-name="ce81" office:value-type="float" office:value="5046" calcext:value-type="float">
            <text:p>5046</text:p>
          </table:table-cell>
          <table:table-cell table:style-name="ce81" office:value-type="float" office:value="54691.0876739524" calcext:value-type="float">
            <text:p>54691.0876739524</text:p>
          </table:table-cell>
          <table:table-cell table:style-name="ce81"/>
          <table:table-cell table:style-name="ce81" office:value-type="float" office:value="108159.438274138" calcext:value-type="float">
            <text:p>108159.438274138</text:p>
          </table:table-cell>
          <table:table-cell table:style-name="ce81"/>
          <table:table-cell table:style-name="ce81" office:value-type="float" office:value="678.597452096625" calcext:value-type="float">
            <text:p>678.597452096625</text:p>
          </table:table-cell>
          <table:table-cell table:style-name="ce81"/>
          <table:table-cell table:style-name="ce131" office:value-type="float" office:value="6755.24406005813" calcext:value-type="float">
            <text:p>6755.24406005813</text:p>
          </table:table-cell>
          <table:table-cell table:style-name="ce131" office:value-type="float" office:value="6912.2234837177" calcext:value-type="float">
            <text:p>6912.2234837177</text:p>
          </table:table-cell>
          <table:table-cell table:style-name="ce85" table:number-columns-repeated="39"/>
        </table:table-row>
        <table:table-row table:style-name="ro3">
          <table:table-cell table:style-name="ce58" office:value-type="string" calcext:value-type="string" table:number-columns-spanned="3" table:number-rows-spanned="1">
            <text:p>Best result of heuristics →</text:p>
          </table:table-cell>
          <table:covered-table-cell table:number-columns-repeated="2" table:style-name="ce58"/>
          <table:table-cell table:style-name="ce81" office:value-type="float" office:value="10721" calcext:value-type="float">
            <text:p>10721</text:p>
          </table:table-cell>
          <table:table-cell table:style-name="ce81" office:value-type="float" office:value="1628" calcext:value-type="float">
            <text:p>1628</text:p>
          </table:table-cell>
          <table:table-cell table:style-name="ce81" office:value-type="float" office:value="2028" calcext:value-type="float">
            <text:p>2028</text:p>
          </table:table-cell>
          <table:table-cell table:style-name="ce132" office:value-type="float" office:value="7544.36590190409" calcext:value-type="float">
            <text:p>7544.36590190409</text:p>
          </table:table-cell>
          <table:table-cell table:style-name="ce81" office:value-type="float" office:value="25664" calcext:value-type="float">
            <text:p>25664</text:p>
          </table:table-cell>
          <table:table-cell table:style-name="ce81" office:value-type="float" office:value="3330.60801545017" calcext:value-type="float">
            <text:p>3330.60801545017</text:p>
          </table:table-cell>
          <table:table-cell table:style-name="ce81" office:value-type="float" office:value="709" calcext:value-type="float">
            <text:p>709</text:p>
          </table:table-cell>
          <table:table-cell table:style-name="ce81" office:value-type="float" office:value="431.220729675664" calcext:value-type="float">
            <text:p>431.220729675664</text:p>
          </table:table-cell>
          <table:table-cell table:style-name="ce81" office:value-type="float" office:value="566.502808118878" calcext:value-type="float">
            <text:p>566.502808118878</text:p>
          </table:table-cell>
          <table:table-cell table:style-name="ce131" office:value-type="float" office:value="937" calcext:value-type="float">
            <text:p>937</text:p>
          </table:table-cell>
          <table:table-cell table:style-name="ce81" office:value-type="float" office:value="2085" calcext:value-type="float">
            <text:p>2085</text:p>
          </table:table-cell>
          <table:table-cell table:style-name="ce81" office:value-type="float" office:value="2707" calcext:value-type="float">
            <text:p>2707</text:p>
          </table:table-cell>
          <table:table-cell table:style-name="ce131" office:value-type="float" office:value="1272" calcext:value-type="float">
            <text:p>1272</text:p>
          </table:table-cell>
          <table:table-cell table:style-name="ce81" office:value-type="float" office:value="5088" calcext:value-type="float">
            <text:p>5088</text:p>
          </table:table-cell>
          <table:table-cell table:style-name="ce81" office:value-type="float" office:value="55976.3875510599" calcext:value-type="float">
            <text:p>55976.3875510599</text:p>
          </table:table-cell>
          <table:table-cell table:style-name="ce81" office:value-type="float" office:value="11474" calcext:value-type="float">
            <text:p>11474</text:p>
          </table:table-cell>
          <table:table-cell table:style-name="ce81" office:value-type="float" office:value="109206.651778109" calcext:value-type="float">
            <text:p>109206.651778109</text:p>
          </table:table-cell>
          <table:table-cell table:style-name="ce81" office:value-type="float" office:value="1250.82567025409" calcext:value-type="float">
            <text:p>1250.82567025409</text:p>
          </table:table-cell>
          <table:table-cell table:style-name="ce81" office:value-type="float" office:value="689.113713781863" calcext:value-type="float">
            <text:p>689.113713781863</text:p>
          </table:table-cell>
          <table:table-cell table:style-name="ce81" office:value-type="float" office:value="1273" calcext:value-type="float">
            <text:p>1273</text:p>
          </table:table-cell>
          <table:table-cell table:style-name="ce131" office:value-type="float" office:value="6755.24406005813" calcext:value-type="float">
            <text:p>6755.24406005813</text:p>
          </table:table-cell>
          <table:table-cell table:style-name="ce131" office:value-type="float" office:value="6912.2234837177" calcext:value-type="float">
            <text:p>6912.2234837177</text:p>
          </table:table-cell>
          <table:table-cell table:style-name="ce85" table:number-columns-repeated="39"/>
        </table:table-row>
        <table:table-row table:style-name="ro2">
          <table:table-cell table:style-name="ce59" office:value-type="string" calcext:value-type="string">
            <text:p>Size factor</text:p>
          </table:table-cell>
          <table:table-cell table:style-name="ce59" office:value-type="string" calcext:value-type="string">
            <text:p>Mutation rate</text:p>
          </table:table-cell>
          <table:table-cell table:style-name="ce75" office:value-type="string" calcext:value-type="string">
            <text:p>Average improvement over all instances <text:s/></text:p>
          </table:table-cell>
          <table:table-cell table:style-name="ce81" table:number-columns-repeated="3"/>
          <table:table-cell table:style-name="ce131"/>
          <table:table-cell table:style-name="ce81" table:number-columns-repeated="5"/>
          <table:table-cell table:style-name="ce131"/>
          <table:table-cell table:style-name="ce81" table:number-columns-repeated="2"/>
          <table:table-cell table:style-name="ce131"/>
          <table:table-cell table:style-name="ce81" table:number-columns-repeated="7"/>
          <table:table-cell table:style-name="ce131" table:number-columns-repeated="2"/>
          <table:table-cell table:style-name="ce85" table:number-columns-repeated="39"/>
        </table:table-row>
        <table:table-row table:style-name="ro6">
          <table:table-cell table:style-name="ce86" office:value-type="string" calcext:value-type="string" table:number-columns-spanned="3" table:number-rows-spanned="1">
            <text:p>RANDOM SELECTION</text:p>
          </table:table-cell>
          <table:covered-table-cell table:style-name="ce86"/>
          <table:covered-table-cell table:style-name="ce66" table:formula="of:=SUM([.D6:.Y6])/22" office:value-type="float" office:value="0" calcext:value-type="float">
            <text:p>0</text:p>
          </table:covered-table-cell>
          <table:table-cell table:style-name="ce127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86"/>
          <table:covered-table-cell table:style-name="ce131"/>
          <table:covered-table-cell table:number-columns-repeated="5" table:style-name="ce86"/>
          <table:covered-table-cell table:style-name="ce131"/>
          <table:covered-table-cell table:number-columns-repeated="2" table:style-name="ce86"/>
          <table:covered-table-cell table:style-name="ce131"/>
          <table:covered-table-cell table:number-columns-repeated="7" table:style-name="ce86"/>
          <table:covered-table-cell table:number-columns-repeated="2" table:style-name="ce131"/>
          <table:table-cell table:style-name="ce135" table:number-columns-repeated="39"/>
        </table:table-row>
        <table:table-row table:style-name="ro4">
          <table:table-cell table:style-name="ce87" office:value-type="float" office:value="3" calcext:value-type="float">
            <text:p>3</text:p>
          </table:table-cell>
          <table:table-cell table:style-name="ce64" office:value-type="float" office:value="0.03" calcext:value-type="float">
            <text:p>0.03</text:p>
          </table:table-cell>
          <table:table-cell table:style-name="ce66"/>
          <table:table-cell office:value-type="float" office:value="11294.3333333333" calcext:value-type="float">
            <text:p>11294.3333333333</text:p>
          </table:table-cell>
          <table:table-cell office:value-type="float" office:value="1677.33333333333" calcext:value-type="float">
            <text:p>1677.33333333333</text:p>
          </table:table-cell>
          <table:table-cell office:value-type="float" office:value="2062" calcext:value-type="float">
            <text:p>2062</text:p>
          </table:table-cell>
          <table:table-cell table:style-name="Default" office:value-type="float" office:value="8692.63466507485" calcext:value-type="float">
            <text:p>8692.63466507485</text:p>
          </table:table-cell>
          <table:table-cell office:value-type="float" office:value="29233" calcext:value-type="float">
            <text:p>292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2" calcext:value-type="float">
            <text:p>752</text:p>
          </table:table-cell>
          <table:table-cell office:value-type="float" office:value="469.606903434916" calcext:value-type="float">
            <text:p>469.606903434916</text:p>
          </table:table-cell>
          <table:table-cell office:value-type="float" office:value="761.93868811453" calcext:value-type="float">
            <text:p>761.93868811453</text:p>
          </table:table-cell>
          <table:table-cell table:style-name="Default" office:value-type="float" office:value="962" calcext:value-type="float">
            <text:p>962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20.33333333333" calcext:value-type="float">
            <text:p>1320.33333333333</text:p>
          </table:table-cell>
          <table:table-cell office:value-type="float" office:value="5597" calcext:value-type="float">
            <text:p>5597</text:p>
          </table:table-cell>
          <table:table-cell office:value-type="float" office:value="98806.6709621121" calcext:value-type="float">
            <text:p>98806.6709621121</text:p>
          </table:table-cell>
          <table:table-cell office:value-type="float" office:value="13112" calcext:value-type="float">
            <text:p>13112</text:p>
          </table:table-cell>
          <table:table-cell office:value-type="float" office:value="146630.842785432" calcext:value-type="float">
            <text:p>146630.842785432</text:p>
          </table:table-cell>
          <table:table-cell office:value-type="float" office:value="2191.89767674715" calcext:value-type="float">
            <text:p>2191.89767674715</text:p>
          </table:table-cell>
          <table:table-cell office:value-type="float" office:value="1001.2794542025" calcext:value-type="float">
            <text:p>1001.2794542025</text:p>
          </table:table-cell>
          <table:table-cell office:value-type="float" office:value="1379" calcext:value-type="float">
            <text:p>1379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3" calcext:value-type="float">
            <text:p>0.03</text:p>
          </table:table-cell>
          <table:table-cell table:style-name="ce66"/>
          <table:table-cell office:value-type="float" office:value="11234.6666666667" calcext:value-type="float">
            <text:p>11234.6666666667</text:p>
          </table:table-cell>
          <table:table-cell office:value-type="float" office:value="1720.66666666667" calcext:value-type="float">
            <text:p>1720.66666666667</text:p>
          </table:table-cell>
          <table:table-cell office:value-type="float" office:value="2058" calcext:value-type="float">
            <text:p>2058</text:p>
          </table:table-cell>
          <table:table-cell table:style-name="Default" office:value-type="float" office:value="8753.34644141891" calcext:value-type="float">
            <text:p>8753.34644141891</text:p>
          </table:table-cell>
          <table:table-cell office:value-type="float" office:value="29617" calcext:value-type="float">
            <text:p>2961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0.333333333333" calcext:value-type="float">
            <text:p>770.333333333333</text:p>
          </table:table-cell>
          <table:table-cell office:value-type="float" office:value="467.992388319571" calcext:value-type="float">
            <text:p>467.992388319571</text:p>
          </table:table-cell>
          <table:table-cell office:value-type="float" office:value="766.95479252183" calcext:value-type="float">
            <text:p>766.95479252183</text:p>
          </table:table-cell>
          <table:table-cell table:style-name="Default" office:value-type="float" office:value="994.333333333333" calcext:value-type="float">
            <text:p>994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15.66666666667" calcext:value-type="float">
            <text:p>1315.66666666667</text:p>
          </table:table-cell>
          <table:table-cell office:value-type="float" office:value="5695.33333333333" calcext:value-type="float">
            <text:p>5695.33333333333</text:p>
          </table:table-cell>
          <table:table-cell office:value-type="float" office:value="99204.8419326508" calcext:value-type="float">
            <text:p>99204.8419326508</text:p>
          </table:table-cell>
          <table:table-cell office:value-type="float" office:value="13436.6666666667" calcext:value-type="float">
            <text:p>13436.6666666667</text:p>
          </table:table-cell>
          <table:table-cell office:value-type="float" office:value="155819.862825345" calcext:value-type="float">
            <text:p>155819.862825345</text:p>
          </table:table-cell>
          <table:table-cell office:value-type="float" office:value="2298.63312480155" calcext:value-type="float">
            <text:p>2298.63312480155</text:p>
          </table:table-cell>
          <table:table-cell office:value-type="float" office:value="992.345422919551" calcext:value-type="float">
            <text:p>992.345422919551</text:p>
          </table:table-cell>
          <table:table-cell office:value-type="float" office:value="1420.66666666667" calcext:value-type="float">
            <text:p>1420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38.67425828545" calcext:value-type="float">
            <text:p>6938.67425828545</text:p>
          </table:table-cell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05" calcext:value-type="float">
            <text:p>0.05</text:p>
          </table:table-cell>
          <table:table-cell table:style-name="ce66"/>
          <table:table-cell office:value-type="float" office:value="11330.3333333333" calcext:value-type="float">
            <text:p>11330.3333333333</text:p>
          </table:table-cell>
          <table:table-cell office:value-type="float" office:value="1695.33333333333" calcext:value-type="float">
            <text:p>1695.33333333333</text:p>
          </table:table-cell>
          <table:table-cell office:value-type="float" office:value="2057.33333333333" calcext:value-type="float">
            <text:p>2057.33333333333</text:p>
          </table:table-cell>
          <table:table-cell table:style-name="Default" office:value-type="float" office:value="8736.15435960673" calcext:value-type="float">
            <text:p>8736.15435960673</text:p>
          </table:table-cell>
          <table:table-cell office:value-type="float" office:value="30835.3333333333" calcext:value-type="float">
            <text:p>3083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8.333333333333" calcext:value-type="float">
            <text:p>788.333333333333</text:p>
          </table:table-cell>
          <table:table-cell office:value-type="float" office:value="467.362126278708" calcext:value-type="float">
            <text:p>467.362126278708</text:p>
          </table:table-cell>
          <table:table-cell office:value-type="float" office:value="795.0824931403" calcext:value-type="float">
            <text:p>795.0824931403</text:p>
          </table:table-cell>
          <table:table-cell table:style-name="Default" office:value-type="float" office:value="1001.33333333333" calcext:value-type="float">
            <text:p>1001.33333333333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office:value-type="float" office:value="5681.33333333333" calcext:value-type="float">
            <text:p>5681.33333333333</text:p>
          </table:table-cell>
          <table:table-cell office:value-type="float" office:value="100185.826519651" calcext:value-type="float">
            <text:p>100185.826519651</text:p>
          </table:table-cell>
          <table:table-cell office:value-type="float" office:value="13920.3333333333" calcext:value-type="float">
            <text:p>13920.3333333333</text:p>
          </table:table-cell>
          <table:table-cell office:value-type="float" office:value="164238.958693871" calcext:value-type="float">
            <text:p>164238.958693871</text:p>
          </table:table-cell>
          <table:table-cell office:value-type="float" office:value="2443.29199990778" calcext:value-type="float">
            <text:p>2443.29199990778</text:p>
          </table:table-cell>
          <table:table-cell office:value-type="float" office:value="990.922559570675" calcext:value-type="float">
            <text:p>990.922559570675</text:p>
          </table:table-cell>
          <table:table-cell office:value-type="float" office:value="1443.66666666667" calcext:value-type="float">
            <text:p>1443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5" calcext:value-type="float">
            <text:p>0.05</text:p>
          </table:table-cell>
          <table:table-cell table:style-name="ce66"/>
          <table:table-cell office:value-type="float" office:value="11619.3333333333" calcext:value-type="float">
            <text:p>11619.3333333333</text:p>
          </table:table-cell>
          <table:table-cell office:value-type="float" office:value="1670" calcext:value-type="float">
            <text:p>1670</text:p>
          </table:table-cell>
          <table:table-cell office:value-type="float" office:value="2071.33333333333" calcext:value-type="float">
            <text:p>2071.33333333333</text:p>
          </table:table-cell>
          <table:table-cell table:style-name="Default" office:value-type="float" office:value="8787.4947933863" calcext:value-type="float">
            <text:p>8787.4947933863</text:p>
          </table:table-cell>
          <table:table-cell office:value-type="float" office:value="31812" calcext:value-type="float">
            <text:p>3181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9.666666666667" calcext:value-type="float">
            <text:p>829.666666666667</text:p>
          </table:table-cell>
          <table:table-cell office:value-type="float" office:value="466.466025996835" calcext:value-type="float">
            <text:p>466.466025996835</text:p>
          </table:table-cell>
          <table:table-cell office:value-type="float" office:value="816.43435379238" calcext:value-type="float">
            <text:p>816.43435379238</text:p>
          </table:table-cell>
          <table:table-cell table:style-name="Default" office:value-type="float" office:value="1012" calcext:value-type="float">
            <text:p>1012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7.66666666667" calcext:value-type="float">
            <text:p>1307.66666666667</text:p>
          </table:table-cell>
          <table:table-cell office:value-type="float" office:value="5788.33333333333" calcext:value-type="float">
            <text:p>5788.33333333333</text:p>
          </table:table-cell>
          <table:table-cell office:value-type="float" office:value="105027.615858052" calcext:value-type="float">
            <text:p>105027.615858052</text:p>
          </table:table-cell>
          <table:table-cell office:value-type="float" office:value="13597" calcext:value-type="float">
            <text:p>13597</text:p>
          </table:table-cell>
          <table:table-cell office:value-type="float" office:value="176024.61496946" calcext:value-type="float">
            <text:p>176024.61496946</text:p>
          </table:table-cell>
          <table:table-cell office:value-type="float" office:value="2603.16042352066" calcext:value-type="float">
            <text:p>2603.16042352066</text:p>
          </table:table-cell>
          <table:table-cell office:value-type="float" office:value="1029.36652711802" calcext:value-type="float">
            <text:p>1029.36652711802</text:p>
          </table:table-cell>
          <table:table-cell office:value-type="float" office:value="1457.66666666667" calcext:value-type="float">
            <text:p>1457.66666666667</text:p>
          </table:table-cell>
          <table:table-cell table:style-name="Default" office:value-type="float" office:value="6775.14154097965" calcext:value-type="float">
            <text:p>6775.14154097965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style-name="ce66"/>
          <table:table-cell office:value-type="float" office:value="11465.6666666667" calcext:value-type="float">
            <text:p>11465.6666666667</text:p>
          </table:table-cell>
          <table:table-cell office:value-type="float" office:value="1626.66666666667" calcext:value-type="float">
            <text:p>1626.66666666667</text:p>
          </table:table-cell>
          <table:table-cell office:value-type="float" office:value="2064.66666666667" calcext:value-type="float">
            <text:p>2064.66666666667</text:p>
          </table:table-cell>
          <table:table-cell table:style-name="Default" office:value-type="float" office:value="8690.34479519289" calcext:value-type="float">
            <text:p>8690.34479519289</text:p>
          </table:table-cell>
          <table:table-cell office:value-type="float" office:value="31766.3333333333" calcext:value-type="float">
            <text:p>3176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40" calcext:value-type="float">
            <text:p>840</text:p>
          </table:table-cell>
          <table:table-cell office:value-type="float" office:value="464.679612710419" calcext:value-type="float">
            <text:p>464.679612710419</text:p>
          </table:table-cell>
          <table:table-cell office:value-type="float" office:value="784.126297692702" calcext:value-type="float">
            <text:p>784.126297692702</text:p>
          </table:table-cell>
          <table:table-cell table:style-name="Default" office:value-type="float" office:value="982.666666666667" calcext:value-type="float">
            <text:p>982.666666666667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6.33333333333" calcext:value-type="float">
            <text:p>1306.33333333333</text:p>
          </table:table-cell>
          <table:table-cell office:value-type="float" office:value="5705.33333333333" calcext:value-type="float">
            <text:p>5705.33333333333</text:p>
          </table:table-cell>
          <table:table-cell office:value-type="float" office:value="103647.221566497" calcext:value-type="float">
            <text:p>103647.221566497</text:p>
          </table:table-cell>
          <table:table-cell office:value-type="float" office:value="13156.6666666667" calcext:value-type="float">
            <text:p>13156.6666666667</text:p>
          </table:table-cell>
          <table:table-cell office:value-type="float" office:value="168133.110643213" calcext:value-type="float">
            <text:p>168133.110643213</text:p>
          </table:table-cell>
          <table:table-cell office:value-type="float" office:value="2496.24626698737" calcext:value-type="float">
            <text:p>2496.24626698737</text:p>
          </table:table-cell>
          <table:table-cell office:value-type="float" office:value="1015.69715933684" calcext:value-type="float">
            <text:p>1015.69715933684</text:p>
          </table:table-cell>
          <table:table-cell office:value-type="float" office:value="1398.66666666667" calcext:value-type="float">
            <text:p>1398.66666666667</text:p>
          </table:table-cell>
          <table:table-cell table:style-name="Default" office:value-type="float" office:value="6766.83478684555" calcext:value-type="float">
            <text:p>6766.83478684555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4">
          <table:table-cell table:style-name="ce90" office:value-type="float" office:value="5" calcext:value-type="float">
            <text:p>5</text:p>
          </table:table-cell>
          <table:table-cell table:style-name="ce15" office:value-type="float" office:value="0.1" calcext:value-type="float">
            <text:p>0.1</text:p>
          </table:table-cell>
          <table:table-cell table:style-name="ce66"/>
          <table:table-cell office:value-type="float" office:value="11635.3333333333" calcext:value-type="float">
            <text:p>11635.3333333333</text:p>
          </table:table-cell>
          <table:table-cell office:value-type="float" office:value="1667" calcext:value-type="float">
            <text:p>1667</text:p>
          </table:table-cell>
          <table:table-cell office:value-type="float" office:value="2051.33333333333" calcext:value-type="float">
            <text:p>2051.33333333333</text:p>
          </table:table-cell>
          <table:table-cell table:style-name="Default" office:value-type="float" office:value="8583.77382140155" calcext:value-type="float">
            <text:p>8583.77382140155</text:p>
          </table:table-cell>
          <table:table-cell office:value-type="float" office:value="30262.6666666667" calcext:value-type="float">
            <text:p>3026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9.333333333333" calcext:value-type="float">
            <text:p>809.333333333333</text:p>
          </table:table-cell>
          <table:table-cell office:value-type="float" office:value="461.092059677402" calcext:value-type="float">
            <text:p>461.092059677402</text:p>
          </table:table-cell>
          <table:table-cell office:value-type="float" office:value="743.300263135303" calcext:value-type="float">
            <text:p>743.300263135303</text:p>
          </table:table-cell>
          <table:table-cell table:style-name="Default" office:value-type="float" office:value="976.333333333333" calcext:value-type="float">
            <text:p>976.333333333333</text:p>
          </table:table-cell>
          <table:table-cell office:value-type="float" office:value="2097" calcext:value-type="float">
            <text:p>209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25.66666666667" calcext:value-type="float">
            <text:p>1325.66666666667</text:p>
          </table:table-cell>
          <table:table-cell office:value-type="float" office:value="5751" calcext:value-type="float">
            <text:p>5751</text:p>
          </table:table-cell>
          <table:table-cell office:value-type="float" office:value="99702.9470257213" calcext:value-type="float">
            <text:p>99702.9470257213</text:p>
          </table:table-cell>
          <table:table-cell office:value-type="float" office:value="12556.6666666667" calcext:value-type="float">
            <text:p>12556.6666666667</text:p>
          </table:table-cell>
          <table:table-cell office:value-type="float" office:value="161322.475238476" calcext:value-type="float">
            <text:p>161322.475238476</text:p>
          </table:table-cell>
          <table:table-cell office:value-type="float" office:value="2303.74985056251" calcext:value-type="float">
            <text:p>2303.74985056251</text:p>
          </table:table-cell>
          <table:table-cell office:value-type="float" office:value="959.410204164726" calcext:value-type="float">
            <text:p>959.410204164726</text:p>
          </table:table-cell>
          <table:table-cell office:value-type="float" office:value="1420.66666666667" calcext:value-type="float">
            <text:p>1420.66666666667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6">
          <table:table-cell table:style-name="ce86" office:value-type="string" calcext:value-type="string" table:number-columns-spanned="3" table:number-rows-spanned="1">
            <text:p>RANDOM SELECTION</text:p>
          </table:table-cell>
          <table:covered-table-cell table:style-name="ce86"/>
          <table:covered-table-cell table:style-name="ce66" table:formula="of:=SUM([.D13:.Y13])/22" office:value-type="float" office:value="0" calcext:value-type="float">
            <text:p>0</text:p>
          </table:covered-table-cell>
          <table:table-cell table:style-name="ce127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" table:style-name="ce86"/>
          <table:covered-table-cell table:style-name="ce131"/>
          <table:covered-table-cell table:number-columns-repeated="5" table:style-name="ce86"/>
          <table:covered-table-cell table:style-name="ce131"/>
          <table:covered-table-cell table:number-columns-repeated="2" table:style-name="ce86"/>
          <table:covered-table-cell table:style-name="ce131"/>
          <table:covered-table-cell table:number-columns-repeated="7" table:style-name="ce86"/>
          <table:covered-table-cell table:number-columns-repeated="2" table:style-name="ce131"/>
          <table:table-cell table:style-name="ce135" table:number-columns-repeated="39"/>
        </table:table-row>
        <table:table-row table:style-name="ro4">
          <table:table-cell table:style-name="ce87" office:value-type="float" office:value="3" calcext:value-type="float">
            <text:p>3</text:p>
          </table:table-cell>
          <table:table-cell table:style-name="ce64" office:value-type="float" office:value="0.03" calcext:value-type="float">
            <text:p>0.03</text:p>
          </table:table-cell>
          <table:table-cell table:style-name="ce117" table:formula="of:=SUM([.D14:.Y14])/14" office:value-type="float" office:value="-0.184343384296083" calcext:value-type="float">
            <text:p>-0.184343384296083</text:p>
          </table:table-cell>
          <table:table-cell table:style-name="ce128" table:formula="of:=([.D3]-[.D7])/[.D3]" office:value-type="float" office:value="-0.0626960230836784" calcext:value-type="float">
            <text:p>-0.062696023083678</text:p>
          </table:table-cell>
          <table:table-cell table:style-name="ce128" table:formula="of:=([.E3]-[.E7])/[.E3]" office:value-type="float" office:value="-0.0418219461697722" calcext:value-type="float">
            <text:p>-0.041821946169772</text:p>
          </table:table-cell>
          <table:table-cell table:style-name="ce128" table:formula="of:=([.F3]-[.F7])/[.F3]" office:value-type="float" office:value="-0.0207920792079208" calcext:value-type="float">
            <text:p>-0.020792079207921</text:p>
          </table:table-cell>
          <table:table-cell table:style-name="ce133" table:formula="of:=([.G3]-[.G7])/[.G3]" office:value-type="float" office:value="-0.152202156960726" calcext:value-type="float">
            <text:p>-0.152202156960726</text:p>
          </table:table-cell>
          <table:table-cell table:style-name="ce128" table:number-columns-repeated="3"/>
          <table:table-cell table:style-name="ce128" table:formula="of:=([.K3]-[.K7])/[.K3]" office:value-type="float" office:value="-0.09215146343415" calcext:value-type="float">
            <text:p>-0.09215146343415</text:p>
          </table:table-cell>
          <table:table-cell table:style-name="ce128" table:formula="of:=([.L3]-[.L7])/[.L3]" office:value-type="float" office:value="-0.397059182347577" calcext:value-type="float">
            <text:p>-0.397059182347577</text:p>
          </table:table-cell>
          <table:table-cell table:style-name="ce133" table:formula="of:=([.M3]-[.M7])/[.M3]" office:value-type="float" office:value="-0.0266808964781217" calcext:value-type="float">
            <text:p>-0.026680896478122</text:p>
          </table:table-cell>
          <table:table-cell table:style-name="ce128" table:number-columns-repeated="2"/>
          <table:table-cell table:style-name="ce133" table:formula="of:=([.P3]-[.P7])/[.P3]" office:value-type="float" office:value="-0.0379979035639412" calcext:value-type="float">
            <text:p>-0.037997903563941</text:p>
          </table:table-cell>
          <table:table-cell table:style-name="ce128" table:formula="of:=([.Q3]-[.Q7])/[.Q3]" office:value-type="float" office:value="-0.109195402298851" calcext:value-type="float">
            <text:p>-0.109195402298851</text:p>
          </table:table-cell>
          <table:table-cell table:style-name="ce128" table:formula="of:=([.R3]-[.R7])/[.R3]" office:value-type="float" office:value="-0.806632033927725" calcext:value-type="float">
            <text:p>-0.806632033927725</text:p>
          </table:table-cell>
          <table:table-cell table:style-name="ce128"/>
          <table:table-cell table:style-name="ce128" table:formula="of:=([.T3]-[.T7])/[.T3]" office:value-type="float" office:value="-0.355691607918538" calcext:value-type="float">
            <text:p>-0.355691607918538</text:p>
          </table:table-cell>
          <table:table-cell table:style-name="ce128"/>
          <table:table-cell table:style-name="ce128" table:formula="of:=([.V3]-[.V7])/[.V3]" office:value-type="float" office:value="-0.475513135377831" calcext:value-type="float">
            <text:p>-0.475513135377831</text:p>
          </table:table-cell>
          <table:table-cell table:style-name="ce128"/>
          <table:table-cell table:style-name="ce133" table:formula="of:=([.X3]-[.X7])/[.X3]" office:value-type="float" office:value="-0.0023735493763313" calcext:value-type="float">
            <text:p>-0.002373549376331</text:p>
          </table:table-cell>
          <table:table-cell table:style-name="ce133" table:formula="of:=([.Y3]-[.Y7])/[.Y3]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3" calcext:value-type="float">
            <text:p>0.03</text:p>
          </table:table-cell>
          <table:table-cell table:style-name="ce117" table:formula="of:=SUM([.D15:.Y15])/14" office:value-type="float" office:value="-0.196331799933695" calcext:value-type="float">
            <text:p>-0.196331799933695</text:p>
          </table:table-cell>
          <table:table-cell table:style-name="ce128" table:formula="of:=([.D3]-[.D8])/[.D3]" office:value-type="float" office:value="-0.0570819219671308" calcext:value-type="float">
            <text:p>-0.057081921967131</text:p>
          </table:table-cell>
          <table:table-cell table:style-name="ce128" table:formula="of:=([.E3]-[.E8])/[.E3]" office:value-type="float" office:value="-0.0687370600414079" calcext:value-type="float">
            <text:p>-0.068737060041408</text:p>
          </table:table-cell>
          <table:table-cell table:style-name="ce128" table:formula="of:=([.F3]-[.F8])/[.F3]" office:value-type="float" office:value="-0.0188118811881188" calcext:value-type="float">
            <text:p>-0.018811881188119</text:p>
          </table:table-cell>
          <table:table-cell table:style-name="ce133" table:formula="of:=([.G3]-[.G8])/[.G3]" office:value-type="float" office:value="-0.160249457043128" calcext:value-type="float">
            <text:p>-0.160249457043128</text:p>
          </table:table-cell>
          <table:table-cell table:style-name="ce128" table:number-columns-repeated="3"/>
          <table:table-cell table:style-name="ce128" table:formula="of:=([.K3]-[.K8])/[.K3]" office:value-type="float" office:value="-0.0883966313968375" calcext:value-type="float">
            <text:p>-0.088396631396838</text:p>
          </table:table-cell>
          <table:table-cell table:style-name="ce128" table:formula="of:=([.L3]-[.L8])/[.L3]" office:value-type="float" office:value="-0.40625650338029" calcext:value-type="float">
            <text:p>-0.40625650338029</text:p>
          </table:table-cell>
          <table:table-cell table:style-name="ce133" table:formula="of:=([.M3]-[.M8])/[.M3]" office:value-type="float" office:value="-0.0611881892564924" calcext:value-type="float">
            <text:p>-0.061188189256492</text:p>
          </table:table-cell>
          <table:table-cell table:style-name="ce128" table:number-columns-repeated="2"/>
          <table:table-cell table:style-name="ce133" table:formula="of:=([.P3]-[.P8])/[.P3]" office:value-type="float" office:value="-0.034329140461216" calcext:value-type="float">
            <text:p>-0.034329140461216</text:p>
          </table:table-cell>
          <table:table-cell table:style-name="ce128" table:formula="of:=([.Q3]-[.Q8])/[.Q3]" office:value-type="float" office:value="-0.128682785044259" calcext:value-type="float">
            <text:p>-0.128682785044259</text:p>
          </table:table-cell>
          <table:table-cell table:style-name="ce128" table:formula="of:=([.R3]-[.R8])/[.R3]" office:value-type="float" office:value="-0.813912396916891" calcext:value-type="float">
            <text:p>-0.813912396916891</text:p>
          </table:table-cell>
          <table:table-cell table:style-name="ce128"/>
          <table:table-cell table:style-name="ce128" table:formula="of:=([.T3]-[.T8])/[.T3]" office:value-type="float" office:value="-0.440649704840445" calcext:value-type="float">
            <text:p>-0.440649704840445</text:p>
          </table:table-cell>
          <table:table-cell table:style-name="ce128"/>
          <table:table-cell table:style-name="ce128" table:formula="of:=([.V3]-[.V8])/[.V3]" office:value-type="float" office:value="-0.462347699440303" calcext:value-type="float">
            <text:p>-0.462347699440303</text:p>
          </table:table-cell>
          <table:table-cell table:style-name="ce128"/>
          <table:table-cell table:style-name="ce133" table:formula="of:=([.X3]-[.X8])/[.X3]" office:value-type="float" office:value="-0.00417516151968317" calcext:value-type="float">
            <text:p>-0.004175161519683</text:p>
          </table:table-cell>
          <table:table-cell table:style-name="ce133" table:formula="of:=([.Y3]-[.Y8])/[.Y3]" office:value-type="float" office:value="-0.00382666657553125" calcext:value-type="float">
            <text:p>-0.003826666575531</text:p>
          </table:table-cell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7" table:formula="of:=SUM([.D16:.Y16])/14" office:value-type="float" office:value="-0.205439656058282" calcext:value-type="float">
            <text:p>-0.205439656058282</text:p>
          </table:table-cell>
          <table:table-cell table:style-name="ce128" table:formula="of:=([.D3]-[.D9])/[.D3]" office:value-type="float" office:value="-0.06608330196964" calcext:value-type="float">
            <text:p>-0.06608330196964</text:p>
          </table:table-cell>
          <table:table-cell table:style-name="ce128" table:formula="of:=([.E3]-[.E9])/[.E3]" office:value-type="float" office:value="-0.0530020703933747" calcext:value-type="float">
            <text:p>-0.053002070393375</text:p>
          </table:table-cell>
          <table:table-cell table:style-name="ce128" table:formula="of:=([.F3]-[.F9])/[.F3]" office:value-type="float" office:value="-0.0184818481848186" calcext:value-type="float">
            <text:p>-0.018481848184819</text:p>
          </table:table-cell>
          <table:table-cell table:style-name="ce133" table:formula="of:=([.G3]-[.G9])/[.G3]" office:value-type="float" office:value="-0.157970659588746" calcext:value-type="float">
            <text:p>-0.157970659588746</text:p>
          </table:table-cell>
          <table:table-cell table:style-name="ce128" table:number-columns-repeated="3"/>
          <table:table-cell table:style-name="ce128" table:formula="of:=([.K3]-[.K9])/[.K3]" office:value-type="float" office:value="-0.0869308488343587" calcext:value-type="float">
            <text:p>-0.086930848834359</text:p>
          </table:table-cell>
          <table:table-cell table:style-name="ce128" table:formula="of:=([.L3]-[.L9])/[.L3]" office:value-type="float" office:value="-0.457830288830925" calcext:value-type="float">
            <text:p>-0.457830288830925</text:p>
          </table:table-cell>
          <table:table-cell table:style-name="ce133" table:formula="of:=([.M3]-[.M9])/[.M3]" office:value-type="float" office:value="-0.0686588402703665" calcext:value-type="float">
            <text:p>-0.068658840270367</text:p>
          </table:table-cell>
          <table:table-cell table:style-name="ce128" table:number-columns-repeated="2"/>
          <table:table-cell table:style-name="ce133" table:formula="of:=([.P3]-[.P9])/[.P3]" office:value-type="float" office:value="-0.0191299790356394" calcext:value-type="float">
            <text:p>-0.019129979035639</text:p>
          </table:table-cell>
          <table:table-cell table:style-name="ce128" table:formula="of:=([.Q3]-[.Q9])/[.Q3]" office:value-type="float" office:value="-0.12590831021271" calcext:value-type="float">
            <text:p>-0.12590831021271</text:p>
          </table:table-cell>
          <table:table-cell table:style-name="ce128" table:formula="of:=([.R3]-[.R9])/[.R3]" office:value-type="float" office:value="-0.831849224080549" calcext:value-type="float">
            <text:p>-0.831849224080549</text:p>
          </table:table-cell>
          <table:table-cell table:style-name="ce128"/>
          <table:table-cell table:style-name="ce128" table:formula="of:=([.T3]-[.T9])/[.T3]" office:value-type="float" office:value="-0.518489383030957" calcext:value-type="float">
            <text:p>-0.518489383030957</text:p>
          </table:table-cell>
          <table:table-cell table:style-name="ce128"/>
          <table:table-cell table:style-name="ce128" table:formula="of:=([.V3]-[.V9])/[.V3]" office:value-type="float" office:value="-0.46025092860145" calcext:value-type="float">
            <text:p>-0.46025092860145</text:p>
          </table:table-cell>
          <table:table-cell table:style-name="ce128"/>
          <table:table-cell table:style-name="ce133" table:formula="of:=([.X3]-[.X9])/[.X3]" office:value-type="float" office:value="-0.00417516151968317" calcext:value-type="float">
            <text:p>-0.004175161519683</text:p>
          </table:table-cell>
          <table:table-cell table:style-name="ce133" table:formula="of:=([.Y3]-[.Y9])/[.Y3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7" table:formula="of:=SUM([.D17:.Y17])/14" office:value-type="float" office:value="-0.231189803817151" calcext:value-type="float">
            <text:p>-0.231189803817151</text:p>
          </table:table-cell>
          <table:table-cell table:style-name="ce128" table:formula="of:=([.D3]-[.D10])/[.D3]" office:value-type="float" office:value="-0.0932756241374985" calcext:value-type="float">
            <text:p>-0.093275624137499</text:p>
          </table:table-cell>
          <table:table-cell table:style-name="ce128" table:formula="of:=([.E3]-[.E10])/[.E3]" office:value-type="float" office:value="-0.0372670807453416" calcext:value-type="float">
            <text:p>-0.037267080745342</text:p>
          </table:table-cell>
          <table:table-cell table:style-name="ce128" table:formula="of:=([.F3]-[.F10])/[.F3]" office:value-type="float" office:value="-0.0254125412541255" calcext:value-type="float">
            <text:p>-0.025412541254126</text:p>
          </table:table-cell>
          <table:table-cell table:style-name="ce133" table:formula="of:=([.G3]-[.G10])/[.G3]" office:value-type="float" office:value="-0.164775795294932" calcext:value-type="float">
            <text:p>-0.164775795294932</text:p>
          </table:table-cell>
          <table:table-cell table:style-name="ce128" table:number-columns-repeated="3"/>
          <table:table-cell table:style-name="ce128" table:formula="of:=([.K3]-[.K10])/[.K3]" office:value-type="float" office:value="-0.0848468138104418" calcext:value-type="float">
            <text:p>-0.084846813810442</text:p>
          </table:table-cell>
          <table:table-cell table:style-name="ce128" table:formula="of:=([.L3]-[.L10])/[.L3]" office:value-type="float" office:value="-0.496980175100658" calcext:value-type="float">
            <text:p>-0.496980175100658</text:p>
          </table:table-cell>
          <table:table-cell table:style-name="ce133" table:formula="of:=([.M3]-[.M10])/[.M3]" office:value-type="float" office:value="-0.080042689434365" calcext:value-type="float">
            <text:p>-0.080042689434365</text:p>
          </table:table-cell>
          <table:table-cell table:style-name="ce128" table:number-columns-repeated="2"/>
          <table:table-cell table:style-name="ce133" table:formula="of:=([.P3]-[.P10])/[.P3]" office:value-type="float" office:value="-0.0280398322851154" calcext:value-type="float">
            <text:p>-0.028039832285115</text:p>
          </table:table-cell>
          <table:table-cell table:style-name="ce128" table:formula="of:=([.Q3]-[.Q10])/[.Q3]" office:value-type="float" office:value="-0.147113224996697" calcext:value-type="float">
            <text:p>-0.147113224996697</text:p>
          </table:table-cell>
          <table:table-cell table:style-name="ce128" table:formula="of:=([.R3]-[.R10])/[.R3]" office:value-type="float" office:value="-0.920378992719754" calcext:value-type="float">
            <text:p>-0.920378992719754</text:p>
          </table:table-cell>
          <table:table-cell table:style-name="ce128"/>
          <table:table-cell table:style-name="ce128" table:formula="of:=([.T3]-[.T10])/[.T3]" office:value-type="float" office:value="-0.627454966281473" calcext:value-type="float">
            <text:p>-0.627454966281473</text:p>
          </table:table-cell>
          <table:table-cell table:style-name="ce128"/>
          <table:table-cell table:style-name="ce128" table:formula="of:=([.V3]-[.V10])/[.V3]" office:value-type="float" office:value="-0.516903023932145" calcext:value-type="float">
            <text:p>-0.516903023932145</text:p>
          </table:table-cell>
          <table:table-cell table:style-name="ce128"/>
          <table:table-cell table:style-name="ce133" table:formula="of:=([.X3]-[.X10])/[.X3]" office:value-type="float" office:value="-0.00294548660930977" calcext:value-type="float">
            <text:p>-0.00294548660931</text:p>
          </table:table-cell>
          <table:table-cell table:style-name="ce133" table:formula="of:=([.Y3]-[.Y10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style-name="ce117" table:formula="of:=SUM([.D18:.Y18])/14" office:value-type="float" office:value="-0.210523953127888" calcext:value-type="float">
            <text:p>-0.210523953127888</text:p>
          </table:table-cell>
          <table:table-cell table:style-name="ce128" table:formula="of:=([.D3]-[.D11])/[.D3]" office:value-type="float" office:value="-0.0788169614853845" calcext:value-type="float">
            <text:p>-0.078816961485385</text:p>
          </table:table-cell>
          <table:table-cell table:style-name="ce128" table:formula="of:=([.E3]-[.E11])/[.E3]" office:value-type="float" office:value="-0.0103519668737061" calcext:value-type="float">
            <text:p>-0.010351966873706</text:p>
          </table:table-cell>
          <table:table-cell table:style-name="ce128" table:formula="of:=([.F3]-[.F11])/[.F3]" office:value-type="float" office:value="-0.022112211221122" calcext:value-type="float">
            <text:p>-0.022112211221122</text:p>
          </table:table-cell>
          <table:table-cell table:style-name="ce133" table:formula="of:=([.G3]-[.G11])/[.G3]" office:value-type="float" office:value="-0.15189863643803" calcext:value-type="float">
            <text:p>-0.15189863643803</text:p>
          </table:table-cell>
          <table:table-cell table:style-name="ce128" table:number-columns-repeated="3"/>
          <table:table-cell table:style-name="ce128" table:formula="of:=([.K3]-[.K11])/[.K3]" office:value-type="float" office:value="-0.0806922030694438" calcext:value-type="float">
            <text:p>-0.080692203069444</text:p>
          </table:table-cell>
          <table:table-cell table:style-name="ce128" table:formula="of:=([.L3]-[.L11])/[.L3]" office:value-type="float" office:value="-0.437741463191241" calcext:value-type="float">
            <text:p>-0.437741463191241</text:p>
          </table:table-cell>
          <table:table-cell table:style-name="ce133" table:formula="of:=([.M3]-[.M11])/[.M3]" office:value-type="float" office:value="-0.0487371042333689" calcext:value-type="float">
            <text:p>-0.048737104233369</text:p>
          </table:table-cell>
          <table:table-cell table:style-name="ce128" table:number-columns-repeated="2"/>
          <table:table-cell table:style-name="ce133" table:formula="of:=([.P3]-[.P11])/[.P3]" office:value-type="float" office:value="-0.0269916142557651" calcext:value-type="float">
            <text:p>-0.026991614255765</text:p>
          </table:table-cell>
          <table:table-cell table:style-name="ce128" table:formula="of:=([.Q3]-[.Q11])/[.Q3]" office:value-type="float" office:value="-0.130664552781081" calcext:value-type="float">
            <text:p>-0.130664552781081</text:p>
          </table:table-cell>
          <table:table-cell table:style-name="ce128" table:formula="of:=([.R3]-[.R11])/[.R3]" office:value-type="float" office:value="-0.895139152916523" calcext:value-type="float">
            <text:p>-0.895139152916523</text:p>
          </table:table-cell>
          <table:table-cell table:style-name="ce128"/>
          <table:table-cell table:style-name="ce128" table:formula="of:=([.T3]-[.T11])/[.T3]" office:value-type="float" office:value="-0.554493193807709" calcext:value-type="float">
            <text:p>-0.554493193807709</text:p>
          </table:table-cell>
          <table:table-cell table:style-name="ce128"/>
          <table:table-cell table:style-name="ce128" table:formula="of:=([.V3]-[.V11])/[.V3]" office:value-type="float" office:value="-0.496759464979859" calcext:value-type="float">
            <text:p>-0.496759464979859</text:p>
          </table:table-cell>
          <table:table-cell table:style-name="ce128"/>
          <table:table-cell table:style-name="ce133" table:formula="of:=([.X3]-[.X11])/[.X3]" office:value-type="float" office:value="-0.0017158116989365" calcext:value-type="float">
            <text:p>-0.001715811698937</text:p>
          </table:table-cell>
          <table:table-cell table:style-name="ce133" table:formula="of:=([.Y3]-[.Y11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>
          <table:table-cell table:style-name="ce90" office:value-type="float" office:value="5" calcext:value-type="float">
            <text:p>5</text:p>
          </table:table-cell>
          <table:table-cell table:style-name="ce15" office:value-type="float" office:value="0.1" calcext:value-type="float">
            <text:p>0.1</text:p>
          </table:table-cell>
          <table:table-cell table:style-name="ce117" table:formula="of:=SUM([.D19:.Y19])/14" office:value-type="float" office:value="-0.191664911537336" calcext:value-type="float">
            <text:p>-0.191664911537336</text:p>
          </table:table-cell>
          <table:table-cell table:style-name="ce128" table:formula="of:=([.D3]-[.D12])/[.D3]" office:value-type="float" office:value="-0.0947810814201481" calcext:value-type="float">
            <text:p>-0.094781081420148</text:p>
          </table:table-cell>
          <table:table-cell table:style-name="ce128" table:formula="of:=([.E3]-[.E12])/[.E3]" office:value-type="float" office:value="-0.0354037267080745" calcext:value-type="float">
            <text:p>-0.035403726708075</text:p>
          </table:table-cell>
          <table:table-cell table:style-name="ce128" table:formula="of:=([.F3]-[.F12])/[.F3]" office:value-type="float" office:value="-0.0155115511551156" calcext:value-type="float">
            <text:p>-0.015511551155116</text:p>
          </table:table-cell>
          <table:table-cell table:style-name="ce133" table:formula="of:=([.G3]-[.G12])/[.G3]" office:value-type="float" office:value="-0.137772734383831" calcext:value-type="float">
            <text:p>-0.137772734383831</text:p>
          </table:table-cell>
          <table:table-cell table:style-name="ce128" table:number-columns-repeated="3"/>
          <table:table-cell table:style-name="ce128" table:formula="of:=([.K3]-[.K12])/[.K3]" office:value-type="float" office:value="-0.0723487326764452" calcext:value-type="float">
            <text:p>-0.072348732676445</text:p>
          </table:table-cell>
          <table:table-cell table:style-name="ce128" table:formula="of:=([.L3]-[.L12])/[.L3]" office:value-type="float" office:value="-0.36288453920646" calcext:value-type="float">
            <text:p>-0.36288453920646</text:p>
          </table:table-cell>
          <table:table-cell table:style-name="ce133" table:formula="of:=([.M3]-[.M12])/[.M3]" office:value-type="float" office:value="-0.0419779437922448" calcext:value-type="float">
            <text:p>-0.041977943792245</text:p>
          </table:table-cell>
          <table:table-cell table:style-name="ce128" table:number-columns-repeated="2"/>
          <table:table-cell table:style-name="ce133" table:formula="of:=([.P3]-[.P12])/[.P3]" office:value-type="float" office:value="-0.0421907756813418" calcext:value-type="float">
            <text:p>-0.042190775681342</text:p>
          </table:table-cell>
          <table:table-cell table:style-name="ce128" table:formula="of:=([.Q3]-[.Q12])/[.Q3]" office:value-type="float" office:value="-0.139714625445898" calcext:value-type="float">
            <text:p>-0.139714625445898</text:p>
          </table:table-cell>
          <table:table-cell table:style-name="ce128" table:formula="of:=([.R3]-[.R12])/[.R3]" office:value-type="float" office:value="-0.823020006844854" calcext:value-type="float">
            <text:p>-0.823020006844854</text:p>
          </table:table-cell>
          <table:table-cell table:style-name="ce128"/>
          <table:table-cell table:style-name="ce128" table:formula="of:=([.T3]-[.T12])/[.T3]" office:value-type="float" office:value="-0.491524714002233" calcext:value-type="float">
            <text:p>-0.491524714002233</text:p>
          </table:table-cell>
          <table:table-cell table:style-name="ce128"/>
          <table:table-cell table:style-name="ce128" table:formula="of:=([.V3]-[.V12])/[.V3]" office:value-type="float" office:value="-0.413813448901834" calcext:value-type="float">
            <text:p>-0.413813448901834</text:p>
          </table:table-cell>
          <table:table-cell table:style-name="ce128"/>
          <table:table-cell table:style-name="ce133" table:formula="of:=([.X3]-[.X12])/[.X3]" office:value-type="float" office:value="-0.00114387446595776" calcext:value-type="float">
            <text:p>-0.001143874465958</text:p>
          </table:table-cell>
          <table:table-cell table:style-name="ce133" table:formula="of:=([.Y3]-[.Y12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6" table:visibility="collapse">
          <table:table-cell table:style-name="ce86" office:value-type="string" calcext:value-type="string" table:number-columns-spanned="3" table:number-rows-spanned="1">
            <text:p>RANDOM SELECTION</text:p>
          </table:table-cell>
          <table:covered-table-cell table:style-name="ce86"/>
          <table:covered-table-cell table:style-name="ce66" table:formula="of:=SUM([.D20:.Y20])/22" office:value-type="float" office:value="0" calcext:value-type="float">
            <text:p>0</text:p>
          </table:covered-table-cell>
          <table:table-cell table:style-name="ce127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 optimal value</text:span></text:p>
          </table:table-cell>
          <table:covered-table-cell table:number-columns-repeated="2" table:style-name="ce86"/>
          <table:covered-table-cell table:style-name="ce131"/>
          <table:covered-table-cell table:number-columns-repeated="5" table:style-name="ce86"/>
          <table:covered-table-cell table:style-name="ce131"/>
          <table:covered-table-cell table:number-columns-repeated="2" table:style-name="ce86"/>
          <table:covered-table-cell table:style-name="ce131"/>
          <table:covered-table-cell table:number-columns-repeated="7" table:style-name="ce86"/>
          <table:covered-table-cell table:number-columns-repeated="2" table:style-name="ce131"/>
          <table:table-cell table:style-name="ce135" table:number-columns-repeated="39"/>
        </table:table-row>
        <table:table-row table:style-name="ro4" table:visibility="collapse">
          <table:table-cell table:style-name="ce87" office:value-type="float" office:value="3" calcext:value-type="float">
            <text:p>3</text:p>
          </table:table-cell>
          <table:table-cell table:style-name="ce64" office:value-type="float" office:value="0.03" calcext:value-type="float">
            <text:p>0.03</text:p>
          </table:table-cell>
          <table:table-cell table:style-name="ce118" table:formula="of:=SUM([.D21:.Y21])/14" office:value-type="float" office:value="-0.172477170203343" calcext:value-type="float">
            <text:p>-0.172477170203343</text:p>
          </table:table-cell>
          <table:table-cell table:style-name="ce128" table:formula="of:=([.D4]-[.D7])/[.D4]" office:value-type="float" office:value="-0.0534775984827287" calcext:value-type="float">
            <text:p>-0.053477598482729</text:p>
          </table:table-cell>
          <table:table-cell table:style-name="ce128" table:formula="of:=([.E4]-[.E7])/[.E4]" office:value-type="float" office:value="-0.0303030303030303" calcext:value-type="float">
            <text:p>-0.03030303030303</text:p>
          </table:table-cell>
          <table:table-cell table:style-name="ce128" table:formula="of:=([.F4]-[.F7])/[.F4]" office:value-type="float" office:value="-0.0167652859960552" calcext:value-type="float">
            <text:p>-0.016765285996055</text:p>
          </table:table-cell>
          <table:table-cell table:style-name="ce133" table:formula="of:=([.G4]-[.G7])/[.G4]" office:value-type="float" office:value="-0.152202156960726" calcext:value-type="float">
            <text:p>-0.152202156960726</text:p>
          </table:table-cell>
          <table:table-cell table:style-name="ce128" table:number-columns-repeated="3"/>
          <table:table-cell table:style-name="ce128" table:formula="of:=([.K4]-[.K7])/[.K4]" office:value-type="float" office:value="-0.0890174593139877" calcext:value-type="float">
            <text:p>-0.089017459313988</text:p>
          </table:table-cell>
          <table:table-cell table:style-name="ce128" table:formula="of:=([.L4]-[.L7])/[.L4]" office:value-type="float" office:value="-0.344986604116957" calcext:value-type="float">
            <text:p>-0.344986604116957</text:p>
          </table:table-cell>
          <table:table-cell table:style-name="ce133" table:formula="of:=([.M4]-[.M7])/[.M4]" office:value-type="float" office:value="-0.0266808964781217" calcext:value-type="float">
            <text:p>-0.026680896478122</text:p>
          </table:table-cell>
          <table:table-cell table:style-name="ce128" table:number-columns-repeated="2"/>
          <table:table-cell table:style-name="ce133" table:formula="of:=([.P4]-[.P7])/[.P4]" office:value-type="float" office:value="-0.0379979035639412" calcext:value-type="float">
            <text:p>-0.037997903563941</text:p>
          </table:table-cell>
          <table:table-cell table:style-name="ce128" table:formula="of:=([.Q4]-[.Q7])/[.Q4]" office:value-type="float" office:value="-0.100039308176101" calcext:value-type="float">
            <text:p>-0.100039308176101</text:p>
          </table:table-cell>
          <table:table-cell table:style-name="ce128" table:formula="of:=([.R4]-[.R7])/[.R4]" office:value-type="float" office:value="-0.765149115276219" calcext:value-type="float">
            <text:p>-0.765149115276219</text:p>
          </table:table-cell>
          <table:table-cell table:style-name="ce128"/>
          <table:table-cell table:style-name="ce128" table:formula="of:=([.T4]-[.T7])/[.T4]" office:value-type="float" office:value="-0.342691497248384" calcext:value-type="float">
            <text:p>-0.342691497248384</text:p>
          </table:table-cell>
          <table:table-cell table:style-name="ce128"/>
          <table:table-cell table:style-name="ce128" table:formula="of:=([.V4]-[.V7])/[.V4]" office:value-type="float" office:value="-0.452995977554223" calcext:value-type="float">
            <text:p>-0.452995977554223</text:p>
          </table:table-cell>
          <table:table-cell table:style-name="ce128"/>
          <table:table-cell table:style-name="ce133" table:formula="of:=([.X4]-[.X7])/[.X4]" office:value-type="float" office:value="-0.0023735493763313" calcext:value-type="float">
            <text:p>-0.002373549376331</text:p>
          </table:table-cell>
          <table:table-cell table:style-name="ce133" table:formula="of:=([.Y4]-[.Y7])/[.Y4]" office:value-type="float" office:value="0" calcext:value-type="float">
            <text:p>0</text:p>
          </table:table-cell>
          <table:table-cell table:number-columns-repeated="39"/>
        </table:table-row>
        <table:table-row table:style-name="ro4" table:visibility="collapse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3" calcext:value-type="float">
            <text:p>0.03</text:p>
          </table:table-cell>
          <table:table-cell table:style-name="ce118" table:formula="of:=SUM([.D22:.Y22])/14" office:value-type="float" office:value="-0.184357377353475" calcext:value-type="float">
            <text:p>-0.184357377353475</text:p>
          </table:table-cell>
          <table:table-cell table:style-name="ce128" table:formula="of:=([.D4]-[.D8])/[.D4]" office:value-type="float" office:value="-0.0479121972452818" calcext:value-type="float">
            <text:p>-0.047912197245282</text:p>
          </table:table-cell>
          <table:table-cell table:style-name="ce128" table:formula="of:=([.E4]-[.E8])/[.E4]" office:value-type="float" office:value="-0.056920556920557" calcext:value-type="float">
            <text:p>-0.056920556920557</text:p>
          </table:table-cell>
          <table:table-cell table:style-name="ce128" table:formula="of:=([.F4]-[.F8])/[.F4]" office:value-type="float" office:value="-0.014792899408284" calcext:value-type="float">
            <text:p>-0.014792899408284</text:p>
          </table:table-cell>
          <table:table-cell table:style-name="ce133" table:formula="of:=([.G4]-[.G8])/[.G4]" office:value-type="float" office:value="-0.160249457043128" calcext:value-type="float">
            <text:p>-0.160249457043128</text:p>
          </table:table-cell>
          <table:table-cell table:style-name="ce128" table:number-columns-repeated="3"/>
          <table:table-cell table:style-name="ce128" table:formula="of:=([.K4]-[.K8])/[.K4]" office:value-type="float" office:value="-0.085273402026762" calcext:value-type="float">
            <text:p>-0.085273402026762</text:p>
          </table:table-cell>
          <table:table-cell table:style-name="ce128" table:formula="of:=([.L4]-[.L8])/[.L4]" office:value-type="float" office:value="-0.353841113459915" calcext:value-type="float">
            <text:p>-0.353841113459915</text:p>
          </table:table-cell>
          <table:table-cell table:style-name="ce133" table:formula="of:=([.M4]-[.M8])/[.M4]" office:value-type="float" office:value="-0.0611881892564924" calcext:value-type="float">
            <text:p>-0.061188189256492</text:p>
          </table:table-cell>
          <table:table-cell table:style-name="ce128" table:number-columns-repeated="2"/>
          <table:table-cell table:style-name="ce133" table:formula="of:=([.P4]-[.P8])/[.P4]" office:value-type="float" office:value="-0.034329140461216" calcext:value-type="float">
            <text:p>-0.034329140461216</text:p>
          </table:table-cell>
          <table:table-cell table:style-name="ce128" table:formula="of:=([.Q4]-[.Q8])/[.Q4]" office:value-type="float" office:value="-0.119365828092243" calcext:value-type="float">
            <text:p>-0.119365828092243</text:p>
          </table:table-cell>
          <table:table-cell table:style-name="ce128" table:formula="of:=([.R4]-[.R8])/[.R4]" office:value-type="float" office:value="-0.772262310463663" calcext:value-type="float">
            <text:p>-0.772262310463663</text:p>
          </table:table-cell>
          <table:table-cell table:style-name="ce128"/>
          <table:table-cell table:style-name="ce128" table:formula="of:=([.T4]-[.T8])/[.T4]" office:value-type="float" office:value="-0.426834906924416" calcext:value-type="float">
            <text:p>-0.426834906924416</text:p>
          </table:table-cell>
          <table:table-cell table:style-name="ce128"/>
          <table:table-cell table:style-name="ce128" table:formula="of:=([.V4]-[.V8])/[.V4]" office:value-type="float" office:value="-0.440031453551474" calcext:value-type="float">
            <text:p>-0.440031453551474</text:p>
          </table:table-cell>
          <table:table-cell table:style-name="ce128"/>
          <table:table-cell table:style-name="ce133" table:formula="of:=([.X4]-[.X8])/[.X4]" office:value-type="float" office:value="-0.00417516151968317" calcext:value-type="float">
            <text:p>-0.004175161519683</text:p>
          </table:table-cell>
          <table:table-cell table:style-name="ce133" table:formula="of:=([.Y4]-[.Y8])/[.Y4]" office:value-type="float" office:value="-0.00382666657553125" calcext:value-type="float">
            <text:p>-0.003826666575531</text:p>
          </table:table-cell>
          <table:table-cell table:number-columns-repeated="39"/>
        </table:table-row>
        <table:table-row table:style-name="ro4" table:visibility="collapse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8" table:formula="of:=SUM([.D23:.Y23])/14" office:value-type="float" office:value="-0.193256355448206" calcext:value-type="float">
            <text:p>-0.193256355448206</text:p>
          </table:table-cell>
          <table:table-cell table:style-name="ce128" table:formula="of:=([.D4]-[.D9])/[.D4]" office:value-type="float" office:value="-0.0568354942014116" calcext:value-type="float">
            <text:p>-0.056835494201412</text:p>
          </table:table-cell>
          <table:table-cell table:style-name="ce128" table:formula="of:=([.E4]-[.E9])/[.E4]" office:value-type="float" office:value="-0.0413595413595413" calcext:value-type="float">
            <text:p>-0.041359541359541</text:p>
          </table:table-cell>
          <table:table-cell table:style-name="ce128" table:formula="of:=([.F4]-[.F9])/[.F4]" office:value-type="float" office:value="-0.0144641683103222" calcext:value-type="float">
            <text:p>-0.014464168310322</text:p>
          </table:table-cell>
          <table:table-cell table:style-name="ce133" table:formula="of:=([.G4]-[.G9])/[.G4]" office:value-type="float" office:value="-0.157970659588746" calcext:value-type="float">
            <text:p>-0.157970659588746</text:p>
          </table:table-cell>
          <table:table-cell table:style-name="ce128" table:number-columns-repeated="3"/>
          <table:table-cell table:style-name="ce128" table:formula="of:=([.K4]-[.K9])/[.K4]" office:value-type="float" office:value="-0.0838118256286696" calcext:value-type="float">
            <text:p>-0.08381182562867</text:p>
          </table:table-cell>
          <table:table-cell table:style-name="ce128" table:formula="of:=([.L4]-[.L9])/[.L4]" office:value-type="float" office:value="-0.403492589525622" calcext:value-type="float">
            <text:p>-0.403492589525622</text:p>
          </table:table-cell>
          <table:table-cell table:style-name="ce133" table:formula="of:=([.M4]-[.M9])/[.M4]" office:value-type="float" office:value="-0.0686588402703665" calcext:value-type="float">
            <text:p>-0.068658840270367</text:p>
          </table:table-cell>
          <table:table-cell table:style-name="ce128" table:number-columns-repeated="2"/>
          <table:table-cell table:style-name="ce133" table:formula="of:=([.P4]-[.P9])/[.P4]" office:value-type="float" office:value="-0.0191299790356394" calcext:value-type="float">
            <text:p>-0.019129979035639</text:p>
          </table:table-cell>
          <table:table-cell table:style-name="ce128" table:formula="of:=([.Q4]-[.Q9])/[.Q4]" office:value-type="float" office:value="-0.116614255765199" calcext:value-type="float">
            <text:p>-0.116614255765199</text:p>
          </table:table-cell>
          <table:table-cell table:style-name="ce128" table:formula="of:=([.R4]-[.R9])/[.R4]" office:value-type="float" office:value="-0.789787281793857" calcext:value-type="float">
            <text:p>-0.789787281793857</text:p>
          </table:table-cell>
          <table:table-cell table:style-name="ce128"/>
          <table:table-cell table:style-name="ce128" table:formula="of:=([.T4]-[.T9])/[.T4]" office:value-type="float" office:value="-0.503928158401731" calcext:value-type="float">
            <text:p>-0.503928158401731</text:p>
          </table:table-cell>
          <table:table-cell table:style-name="ce128"/>
          <table:table-cell table:style-name="ce128" table:formula="of:=([.V4]-[.V9])/[.V4]" office:value-type="float" office:value="-0.437966680611363" calcext:value-type="float">
            <text:p>-0.437966680611363</text:p>
          </table:table-cell>
          <table:table-cell table:style-name="ce128"/>
          <table:table-cell table:style-name="ce133" table:formula="of:=([.X4]-[.X9])/[.X4]" office:value-type="float" office:value="-0.00417516151968317" calcext:value-type="float">
            <text:p>-0.004175161519683</text:p>
          </table:table-cell>
          <table:table-cell table:style-name="ce133" table:formula="of:=([.Y4]-[.Y9])/[.Y4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4" table:visibility="collapse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8" table:formula="of:=SUM([.D24:.Y24])/14" office:value-type="float" office:value="-0.218602234707451" calcext:value-type="float">
            <text:p>-0.218602234707451</text:p>
          </table:table-cell>
          <table:table-cell table:style-name="ce128" table:formula="of:=([.D4]-[.D10])/[.D4]" office:value-type="float" office:value="-0.0837919348319498" calcext:value-type="float">
            <text:p>-0.08379193483195</text:p>
          </table:table-cell>
          <table:table-cell table:style-name="ce128" table:formula="of:=([.E4]-[.E10])/[.E4]" office:value-type="float" office:value="-0.0257985257985258" calcext:value-type="float">
            <text:p>-0.025798525798526</text:p>
          </table:table-cell>
          <table:table-cell table:style-name="ce128" table:formula="of:=([.F4]-[.F10])/[.F4]" office:value-type="float" office:value="-0.0213675213675214" calcext:value-type="float">
            <text:p>-0.021367521367521</text:p>
          </table:table-cell>
          <table:table-cell table:style-name="ce133" table:formula="of:=([.G4]-[.G10])/[.G4]" office:value-type="float" office:value="-0.164775795294932" calcext:value-type="float">
            <text:p>-0.164775795294932</text:p>
          </table:table-cell>
          <table:table-cell table:style-name="ce128" table:number-columns-repeated="3"/>
          <table:table-cell table:style-name="ce128" table:formula="of:=([.K4]-[.K10])/[.K4]" office:value-type="float" office:value="-0.0817337708873145" calcext:value-type="float">
            <text:p>-0.081733770887315</text:p>
          </table:table-cell>
          <table:table-cell table:style-name="ce128" table:formula="of:=([.L4]-[.L10])/[.L4]" office:value-type="float" office:value="-0.441183242327467" calcext:value-type="float">
            <text:p>-0.441183242327467</text:p>
          </table:table-cell>
          <table:table-cell table:style-name="ce133" table:formula="of:=([.M4]-[.M10])/[.M4]" office:value-type="float" office:value="-0.080042689434365" calcext:value-type="float">
            <text:p>-0.080042689434365</text:p>
          </table:table-cell>
          <table:table-cell table:style-name="ce128" table:number-columns-repeated="2"/>
          <table:table-cell table:style-name="ce133" table:formula="of:=([.P4]-[.P10])/[.P4]" office:value-type="float" office:value="-0.0280398322851154" calcext:value-type="float">
            <text:p>-0.028039832285115</text:p>
          </table:table-cell>
          <table:table-cell table:style-name="ce128" table:formula="of:=([.Q4]-[.Q10])/[.Q4]" office:value-type="float" office:value="-0.137644129979036" calcext:value-type="float">
            <text:p>-0.137644129979036</text:p>
          </table:table-cell>
          <table:table-cell table:style-name="ce128" table:formula="of:=([.R4]-[.R10])/[.R4]" office:value-type="float" office:value="-0.8762842772276" calcext:value-type="float">
            <text:p>-0.8762842772276</text:p>
          </table:table-cell>
          <table:table-cell table:style-name="ce128"/>
          <table:table-cell table:style-name="ce128" table:formula="of:=([.T4]-[.T10])/[.T4]" office:value-type="float" office:value="-0.611848839822643" calcext:value-type="float">
            <text:p>-0.611848839822643</text:p>
          </table:table-cell>
          <table:table-cell table:style-name="ce128"/>
          <table:table-cell table:style-name="ce128" table:formula="of:=([.V4]-[.V10])/[.V4]" office:value-type="float" office:value="-0.493754233200274" calcext:value-type="float">
            <text:p>-0.493754233200274</text:p>
          </table:table-cell>
          <table:table-cell table:style-name="ce128"/>
          <table:table-cell table:style-name="ce133" table:formula="of:=([.X4]-[.X10])/[.X4]" office:value-type="float" office:value="-0.00294548660930977" calcext:value-type="float">
            <text:p>-0.00294548660931</text:p>
          </table:table-cell>
          <table:table-cell table:style-name="ce133" table:formula="of:=([.Y4]-[.Y10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 table:visibility="collapse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style-name="ce118" table:formula="of:=SUM([.D25:.Y25])/14" office:value-type="float" office:value="-0.198249121941215" calcext:value-type="float">
            <text:p>-0.198249121941215</text:p>
          </table:table-cell>
          <table:table-cell table:style-name="ce128" table:formula="of:=([.D4]-[.D11])/[.D4]" office:value-type="float" office:value="-0.0694586947734974" calcext:value-type="float">
            <text:p>-0.069458694773497</text:p>
          </table:table-cell>
          <table:table-cell table:style-name="ce128" table:formula="of:=([.E4]-[.E11])/[.E4]" office:value-type="float" office:value="0.000819000819000772" calcext:value-type="float">
            <text:p>0.000819000819001</text:p>
          </table:table-cell>
          <table:table-cell table:style-name="ce128" table:formula="of:=([.F4]-[.F11])/[.F4]" office:value-type="float" office:value="-0.0180802103879026" calcext:value-type="float">
            <text:p>-0.018080210387903</text:p>
          </table:table-cell>
          <table:table-cell table:style-name="ce133" table:formula="of:=([.G4]-[.G11])/[.G4]" office:value-type="float" office:value="-0.15189863643803" calcext:value-type="float">
            <text:p>-0.15189863643803</text:p>
          </table:table-cell>
          <table:table-cell table:style-name="ce128" table:number-columns-repeated="3"/>
          <table:table-cell table:style-name="ce128" table:formula="of:=([.K4]-[.K11])/[.K4]" office:value-type="float" office:value="-0.0775910820890285" calcext:value-type="float">
            <text:p>-0.077591082089029</text:p>
          </table:table-cell>
          <table:table-cell table:style-name="ce128" table:formula="of:=([.L4]-[.L11])/[.L4]" office:value-type="float" office:value="-0.384152534559293" calcext:value-type="float">
            <text:p>-0.384152534559293</text:p>
          </table:table-cell>
          <table:table-cell table:style-name="ce133" table:formula="of:=([.M4]-[.M11])/[.M4]" office:value-type="float" office:value="-0.0487371042333689" calcext:value-type="float">
            <text:p>-0.048737104233369</text:p>
          </table:table-cell>
          <table:table-cell table:style-name="ce128" table:number-columns-repeated="2"/>
          <table:table-cell table:style-name="ce133" table:formula="of:=([.P4]-[.P11])/[.P4]" office:value-type="float" office:value="-0.0269916142557651" calcext:value-type="float">
            <text:p>-0.026991614255765</text:p>
          </table:table-cell>
          <table:table-cell table:style-name="ce128" table:formula="of:=([.Q4]-[.Q11])/[.Q4]" office:value-type="float" office:value="-0.121331236897275" calcext:value-type="float">
            <text:p>-0.121331236897275</text:p>
          </table:table-cell>
          <table:table-cell table:style-name="ce128" table:formula="of:=([.R4]-[.R11])/[.R4]" office:value-type="float" office:value="-0.851623981128716" calcext:value-type="float">
            <text:p>-0.851623981128716</text:p>
          </table:table-cell>
          <table:table-cell table:style-name="ce128"/>
          <table:table-cell table:style-name="ce128" table:formula="of:=([.T4]-[.T11])/[.T4]" office:value-type="float" office:value="-0.539586718443058" calcext:value-type="float">
            <text:p>-0.539586718443058</text:p>
          </table:table-cell>
          <table:table-cell table:style-name="ce128"/>
          <table:table-cell table:style-name="ce128" table:formula="of:=([.V4]-[.V11])/[.V4]" office:value-type="float" office:value="-0.473918076252878" calcext:value-type="float">
            <text:p>-0.473918076252878</text:p>
          </table:table-cell>
          <table:table-cell table:style-name="ce128"/>
          <table:table-cell table:style-name="ce133" table:formula="of:=([.X4]-[.X11])/[.X4]" office:value-type="float" office:value="-0.0017158116989365" calcext:value-type="float">
            <text:p>-0.001715811698937</text:p>
          </table:table-cell>
          <table:table-cell table:style-name="ce133" table:formula="of:=([.Y4]-[.Y11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 table:visibility="collapse">
          <table:table-cell table:style-name="ce90" office:value-type="float" office:value="5" calcext:value-type="float">
            <text:p>5</text:p>
          </table:table-cell>
          <table:table-cell table:style-name="ce15" office:value-type="float" office:value="0.1" calcext:value-type="float">
            <text:p>0.1</text:p>
          </table:table-cell>
          <table:table-cell table:style-name="ce118" table:formula="of:=SUM([.D26:.Y26])/14" office:value-type="float" office:value="-0.179809761484313" calcext:value-type="float">
            <text:p>-0.179809761484313</text:p>
          </table:table-cell>
          <table:table-cell table:style-name="ce128" table:formula="of:=([.D4]-[.D12])/[.D4]" office:value-type="float" office:value="-0.0852843329291422" calcext:value-type="float">
            <text:p>-0.085284332929142</text:p>
          </table:table-cell>
          <table:table-cell table:style-name="ce128" table:formula="of:=([.E4]-[.E12])/[.E4]" office:value-type="float" office:value="-0.023955773955774" calcext:value-type="float">
            <text:p>-0.023955773955774</text:p>
          </table:table-cell>
          <table:table-cell table:style-name="ce128" table:formula="of:=([.F4]-[.F12])/[.F4]" office:value-type="float" office:value="-0.0115055884286654" calcext:value-type="float">
            <text:p>-0.011505588428665</text:p>
          </table:table-cell>
          <table:table-cell table:style-name="ce133" table:formula="of:=([.G4]-[.G12])/[.G4]" office:value-type="float" office:value="-0.137772734383831" calcext:value-type="float">
            <text:p>-0.137772734383831</text:p>
          </table:table-cell>
          <table:table-cell table:style-name="ce128" table:number-columns-repeated="3"/>
          <table:table-cell table:style-name="ce128" table:formula="of:=([.K4]-[.K12])/[.K4]" office:value-type="float" office:value="-0.0692715538610717" calcext:value-type="float">
            <text:p>-0.069271553861072</text:p>
          </table:table-cell>
          <table:table-cell table:style-name="ce128" table:formula="of:=([.L4]-[.L12])/[.L4]" office:value-type="float" office:value="-0.312085752237481" calcext:value-type="float">
            <text:p>-0.312085752237481</text:p>
          </table:table-cell>
          <table:table-cell table:style-name="ce133" table:formula="of:=([.M4]-[.M12])/[.M4]" office:value-type="float" office:value="-0.0419779437922448" calcext:value-type="float">
            <text:p>-0.041977943792245</text:p>
          </table:table-cell>
          <table:table-cell table:style-name="ce128" table:number-columns-repeated="2"/>
          <table:table-cell table:style-name="ce133" table:formula="of:=([.P4]-[.P12])/[.P4]" office:value-type="float" office:value="-0.0421907756813418" calcext:value-type="float">
            <text:p>-0.042190775681342</text:p>
          </table:table-cell>
          <table:table-cell table:style-name="ce128" table:formula="of:=([.Q4]-[.Q12])/[.Q4]" office:value-type="float" office:value="-0.130306603773585" calcext:value-type="float">
            <text:p>-0.130306603773585</text:p>
          </table:table-cell>
          <table:table-cell table:style-name="ce128" table:formula="of:=([.R4]-[.R12])/[.R4]" office:value-type="float" office:value="-0.781160796322831" calcext:value-type="float">
            <text:p>-0.781160796322831</text:p>
          </table:table-cell>
          <table:table-cell table:style-name="ce128"/>
          <table:table-cell table:style-name="ce128" table:formula="of:=([.T4]-[.T12])/[.T4]" office:value-type="float" office:value="-0.477222061218928" calcext:value-type="float">
            <text:p>-0.477222061218928</text:p>
          </table:table-cell>
          <table:table-cell table:style-name="ce128"/>
          <table:table-cell table:style-name="ce128" table:formula="of:=([.V4]-[.V12])/[.V4]" office:value-type="float" office:value="-0.392237862891268" calcext:value-type="float">
            <text:p>-0.392237862891268</text:p>
          </table:table-cell>
          <table:table-cell table:style-name="ce128"/>
          <table:table-cell table:style-name="ce133" table:formula="of:=([.X4]-[.X12])/[.X4]" office:value-type="float" office:value="-0.00114387446595776" calcext:value-type="float">
            <text:p>-0.001143874465958</text:p>
          </table:table-cell>
          <table:table-cell table:style-name="ce133" table:formula="of:=([.Y4]-[.Y12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6">
          <table:table-cell table:style-name="ce86" office:value-type="string" calcext:value-type="string" table:number-columns-spanned="3" table:number-rows-spanned="1">
            <text:p>RANDOM SELECTION</text:p>
          </table:table-cell>
          <table:covered-table-cell table:style-name="ce86"/>
          <table:covered-table-cell table:style-name="ce66" table:formula="of:=SUM([.D27:.Y27])/22" office:value-type="float" office:value="0" calcext:value-type="float">
            <text:p>0</text:p>
          </table:covered-table-cell>
          <table:table-cell table:style-name="ce127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out optimal value</text:span></text:p>
          </table:table-cell>
          <table:covered-table-cell table:number-columns-repeated="2" table:style-name="ce86"/>
          <table:covered-table-cell table:style-name="ce131"/>
          <table:covered-table-cell table:number-columns-repeated="5" table:style-name="ce86"/>
          <table:covered-table-cell table:style-name="ce131"/>
          <table:covered-table-cell table:number-columns-repeated="2" table:style-name="ce86"/>
          <table:covered-table-cell table:style-name="ce131"/>
          <table:covered-table-cell table:number-columns-repeated="7" table:style-name="ce86"/>
          <table:covered-table-cell table:number-columns-repeated="2" table:style-name="ce131"/>
          <table:table-cell table:style-name="ce135" table:number-columns-repeated="39"/>
        </table:table-row>
        <table:table-row table:style-name="ro4">
          <table:table-cell table:style-name="ce87" office:value-type="float" office:value="3" calcext:value-type="float">
            <text:p>3</text:p>
          </table:table-cell>
          <table:table-cell table:style-name="ce64" office:value-type="float" office:value="0.03" calcext:value-type="float">
            <text:p>0.03</text:p>
          </table:table-cell>
          <table:table-cell table:style-name="ce119" table:formula="of:=SUM([.D28:.Y28])/8" office:value-type="float" office:value="-0.147462496545674" calcext:value-type="float">
            <text:p>-0.147462496545674</text:p>
          </table:table-cell>
          <table:table-cell table:style-name="ce128" table:number-columns-repeated="3"/>
          <table:table-cell table:style-name="ce133"/>
          <table:table-cell table:style-name="ce128" table:formula="of:=([.H4]-[.H7])/[.H4]" office:value-type="float" office:value="-0.139066396508728" calcext:value-type="float">
            <text:p>-0.139066396508728</text:p>
          </table:table-cell>
          <table:table-cell table:style-name="ce128" table:formula="of:=([.I4]-[.I7])/[.I4]" office:value-type="float" office:value="0" calcext:value-type="float">
            <text:p>0</text:p>
          </table:table-cell>
          <table:table-cell table:style-name="ce128" table:formula="of:=([.J4]-[.J7])/[.J4]" office:value-type="float" office:value="-0.0606488011283498" calcext:value-type="float">
            <text:p>-0.06064880112835</text:p>
          </table:table-cell>
          <table:table-cell table:style-name="ce128" table:number-columns-repeated="2"/>
          <table:table-cell table:style-name="ce133"/>
          <table:table-cell table:style-name="ce128" table:formula="of:=([.N4]-[.N7])/[.N4]" office:value-type="float" office:value="-0.00159872102318153" calcext:value-type="float">
            <text:p>-0.001598721023182</text:p>
          </table:table-cell>
          <table:table-cell table:style-name="ce128" table:formula="of:=([.O4]-[.O7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7])/[.S4]" office:value-type="float" office:value="-0.142757538783336" calcext:value-type="float">
            <text:p>-0.142757538783336</text:p>
          </table:table-cell>
          <table:table-cell table:style-name="ce128"/>
          <table:table-cell table:style-name="ce128" table:formula="of:=([.U4]-[.U7])/[.U4]" office:value-type="float" office:value="-0.752360643751331" calcext:value-type="float">
            <text:p>-0.752360643751331</text:p>
          </table:table-cell>
          <table:table-cell table:style-name="ce128"/>
          <table:table-cell table:style-name="ce128" table:formula="of:=([.W4]-[.W7])/[.W4]" office:value-type="float" office:value="-0.0832678711704635" calcext:value-type="float">
            <text:p>-0.083267871170464</text:p>
          </table:table-cell>
          <table:table-cell table:style-name="ce133" table:number-columns-repeated="2"/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3" calcext:value-type="float">
            <text:p>0.03</text:p>
          </table:table-cell>
          <table:table-cell table:style-name="ce119" table:formula="of:=SUM([.D29:.Y29])/8" office:value-type="float" office:value="-0.170859939271815" calcext:value-type="float">
            <text:p>-0.170859939271815</text:p>
          </table:table-cell>
          <table:table-cell table:style-name="ce128" table:number-columns-repeated="3"/>
          <table:table-cell table:style-name="ce133"/>
          <table:table-cell table:style-name="ce128" table:formula="of:=([.H4]-[.H8])/[.H4]" office:value-type="float" office:value="-0.154028990024938" calcext:value-type="float">
            <text:p>-0.154028990024938</text:p>
          </table:table-cell>
          <table:table-cell table:style-name="ce128" table:formula="of:=([.I4]-[.I8])/[.I4]" office:value-type="float" office:value="0" calcext:value-type="float">
            <text:p>0</text:p>
          </table:table-cell>
          <table:table-cell table:style-name="ce128" table:formula="of:=([.J4]-[.J8])/[.J4]" office:value-type="float" office:value="-0.0865068171133052" calcext:value-type="float">
            <text:p>-0.086506817113305</text:p>
          </table:table-cell>
          <table:table-cell table:style-name="ce128" table:number-columns-repeated="2"/>
          <table:table-cell table:style-name="ce133"/>
          <table:table-cell table:style-name="ce128" table:formula="of:=([.N4]-[.N8])/[.N4]" office:value-type="float" office:value="-0.00159872102318153" calcext:value-type="float">
            <text:p>-0.001598721023182</text:p>
          </table:table-cell>
          <table:table-cell table:style-name="ce128" table:formula="of:=([.O4]-[.O8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8])/[.S4]" office:value-type="float" office:value="-0.1710533960839" calcext:value-type="float">
            <text:p>-0.1710533960839</text:p>
          </table:table-cell>
          <table:table-cell table:style-name="ce128"/>
          <table:table-cell table:style-name="ce128" table:formula="of:=([.U4]-[.U8])/[.U4]" office:value-type="float" office:value="-0.837692637323798" calcext:value-type="float">
            <text:p>-0.837692637323798</text:p>
          </table:table-cell>
          <table:table-cell table:style-name="ce128"/>
          <table:table-cell table:style-name="ce128" table:formula="of:=([.W4]-[.W8])/[.W4]" office:value-type="float" office:value="-0.115998952605394" calcext:value-type="float">
            <text:p>-0.115998952605394</text:p>
          </table:table-cell>
          <table:table-cell table:style-name="ce133" table:number-columns-repeated="2"/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9" table:formula="of:=SUM([.D30:.Y30])/8" office:value-type="float" office:value="-0.202051343652944" calcext:value-type="float">
            <text:p>-0.202051343652944</text:p>
          </table:table-cell>
          <table:table-cell table:style-name="ce128" table:number-columns-repeated="3"/>
          <table:table-cell table:style-name="ce133"/>
          <table:table-cell table:style-name="ce128" table:formula="of:=([.H4]-[.H9])/[.H4]" office:value-type="float" office:value="-0.201501454696592" calcext:value-type="float">
            <text:p>-0.201501454696592</text:p>
          </table:table-cell>
          <table:table-cell table:style-name="ce128" table:formula="of:=([.I4]-[.I9])/[.I4]" office:value-type="float" office:value="0" calcext:value-type="float">
            <text:p>0</text:p>
          </table:table-cell>
          <table:table-cell table:style-name="ce128" table:formula="of:=([.J4]-[.J9])/[.J4]" office:value-type="float" office:value="-0.11189468735308" calcext:value-type="float">
            <text:p>-0.11189468735308</text:p>
          </table:table-cell>
          <table:table-cell table:style-name="ce128" table:number-columns-repeated="2"/>
          <table:table-cell table:style-name="ce133"/>
          <table:table-cell table:style-name="ce128" table:formula="of:=([.N4]-[.N9])/[.N4]" office:value-type="float" office:value="-0.00239808153477218" calcext:value-type="float">
            <text:p>-0.002398081534772</text:p>
          </table:table-cell>
          <table:table-cell table:style-name="ce128" table:formula="of:=([.O4]-[.O9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9])/[.S4]" office:value-type="float" office:value="-0.213206670152809" calcext:value-type="float">
            <text:p>-0.213206670152809</text:p>
          </table:table-cell>
          <table:table-cell table:style-name="ce128"/>
          <table:table-cell table:style-name="ce128" table:formula="of:=([.U4]-[.U9])/[.U4]" office:value-type="float" office:value="-0.953343345928821" calcext:value-type="float">
            <text:p>-0.953343345928821</text:p>
          </table:table-cell>
          <table:table-cell table:style-name="ce128"/>
          <table:table-cell table:style-name="ce128" table:formula="of:=([.W4]-[.W9])/[.W4]" office:value-type="float" office:value="-0.134066509557476" calcext:value-type="float">
            <text:p>-0.134066509557476</text:p>
          </table:table-cell>
          <table:table-cell table:style-name="ce133" table:number-columns-repeated="2"/>
          <table:table-cell table:number-columns-repeated="39"/>
        </table:table-row>
        <table:table-row table:style-name="ro4">
          <table:table-cell table:style-name="ce88" office:value-type="float" office:value="5" calcext:value-type="float">
            <text:p>5</text:p>
          </table:table-cell>
          <table:table-cell table:style-name="ce66" office:value-type="float" office:value="0.05" calcext:value-type="float">
            <text:p>0.05</text:p>
          </table:table-cell>
          <table:table-cell table:style-name="ce119" table:formula="of:=SUM([.D31:.Y31])/8" office:value-type="float" office:value="-0.228183920904012" calcext:value-type="float">
            <text:p>-0.228183920904012</text:p>
          </table:table-cell>
          <table:table-cell table:style-name="ce128" table:number-columns-repeated="3"/>
          <table:table-cell table:style-name="ce133"/>
          <table:table-cell table:style-name="ce128" table:formula="of:=([.H4]-[.H10])/[.H4]" office:value-type="float" office:value="-0.239557356608479" calcext:value-type="float">
            <text:p>-0.239557356608479</text:p>
          </table:table-cell>
          <table:table-cell table:style-name="ce128" table:formula="of:=([.I4]-[.I10])/[.I4]" office:value-type="float" office:value="0" calcext:value-type="float">
            <text:p>0</text:p>
          </table:table-cell>
          <table:table-cell table:style-name="ce128" table:formula="of:=([.J4]-[.J10])/[.J4]" office:value-type="float" office:value="-0.170192759755524" calcext:value-type="float">
            <text:p>-0.170192759755524</text:p>
          </table:table-cell>
          <table:table-cell table:style-name="ce128" table:number-columns-repeated="2"/>
          <table:table-cell table:style-name="ce133"/>
          <table:table-cell table:style-name="ce128" table:formula="of:=([.N4]-[.N10])/[.N4]" office:value-type="float" office:value="-0.00447641886490815" calcext:value-type="float">
            <text:p>-0.004476418864908</text:p>
          </table:table-cell>
          <table:table-cell table:style-name="ce128" table:formula="of:=([.O4]-[.O10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10])/[.S4]" office:value-type="float" office:value="-0.18502701760502" calcext:value-type="float">
            <text:p>-0.18502701760502</text:p>
          </table:table-cell>
          <table:table-cell table:style-name="ce128"/>
          <table:table-cell table:style-name="ce128" table:formula="of:=([.U4]-[.U10])/[.U4]" office:value-type="float" office:value="-1.08115366147855" calcext:value-type="float">
            <text:p>-1.08115366147855</text:p>
          </table:table-cell>
          <table:table-cell table:style-name="ce128"/>
          <table:table-cell table:style-name="ce128" table:formula="of:=([.W4]-[.W10])/[.W4]" office:value-type="float" office:value="-0.145064152919613" calcext:value-type="float">
            <text:p>-0.145064152919613</text:p>
          </table:table-cell>
          <table:table-cell table:style-name="ce133" table:number-columns-repeated="2"/>
          <table:table-cell table:number-columns-repeated="39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style-name="ce119" table:formula="of:=SUM([.D32:.Y32])/8" office:value-type="float" office:value="-0.208408552783724" calcext:value-type="float">
            <text:p>-0.208408552783724</text:p>
          </table:table-cell>
          <table:table-cell table:style-name="ce128" table:number-columns-repeated="3"/>
          <table:table-cell table:style-name="ce133"/>
          <table:table-cell table:style-name="ce128" table:formula="of:=([.H4]-[.H11])/[.H4]" office:value-type="float" office:value="-0.237777950955943" calcext:value-type="float">
            <text:p>-0.237777950955943</text:p>
          </table:table-cell>
          <table:table-cell table:style-name="ce128" table:formula="of:=([.I4]-[.I11])/[.I4]" office:value-type="float" office:value="0" calcext:value-type="float">
            <text:p>0</text:p>
          </table:table-cell>
          <table:table-cell table:style-name="ce128" table:formula="of:=([.J4]-[.J11])/[.J4]" office:value-type="float" office:value="-0.184767277856135" calcext:value-type="float">
            <text:p>-0.184767277856135</text:p>
          </table:table-cell>
          <table:table-cell table:style-name="ce128" table:number-columns-repeated="2"/>
          <table:table-cell table:style-name="ce133"/>
          <table:table-cell table:style-name="ce128" table:formula="of:=([.N4]-[.N11])/[.N4]" office:value-type="float" office:value="-0.00367705835331727" calcext:value-type="float">
            <text:p>-0.003677058353317</text:p>
          </table:table-cell>
          <table:table-cell table:style-name="ce128" table:formula="of:=([.O4]-[.O11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11])/[.S4]" office:value-type="float" office:value="-0.146650398001278" calcext:value-type="float">
            <text:p>-0.146650398001278</text:p>
          </table:table-cell>
          <table:table-cell table:style-name="ce128"/>
          <table:table-cell table:style-name="ce128" table:formula="of:=([.U4]-[.U11])/[.U4]" office:value-type="float" office:value="-0.995678795495369" calcext:value-type="float">
            <text:p>-0.995678795495369</text:p>
          </table:table-cell>
          <table:table-cell table:style-name="ce128"/>
          <table:table-cell table:style-name="ce128" table:formula="of:=([.W4]-[.W11])/[.W4]" office:value-type="float" office:value="-0.0987169416077508" calcext:value-type="float">
            <text:p>-0.098716941607751</text:p>
          </table:table-cell>
          <table:table-cell table:style-name="ce133" table:number-columns-repeated="2"/>
          <table:table-cell table:number-columns-repeated="39"/>
        </table:table-row>
        <table:table-row table:style-name="ro4">
          <table:table-cell table:style-name="ce90" office:value-type="float" office:value="5" calcext:value-type="float">
            <text:p>5</text:p>
          </table:table-cell>
          <table:table-cell table:style-name="ce15" office:value-type="float" office:value="0.1" calcext:value-type="float">
            <text:p>0.1</text:p>
          </table:table-cell>
          <table:table-cell table:style-name="ce119" table:formula="of:=SUM([.D33:.Y33])/8" office:value-type="float" office:value="-0.172324655097371" calcext:value-type="float">
            <text:p>-0.172324655097371</text:p>
          </table:table-cell>
          <table:table-cell table:style-name="ce128" table:number-columns-repeated="3"/>
          <table:table-cell table:style-name="ce133"/>
          <table:table-cell table:style-name="ce128" table:formula="of:=([.H4]-[.H12])/[.H4]" office:value-type="float" office:value="-0.17918744804655" calcext:value-type="float">
            <text:p>-0.17918744804655</text:p>
          </table:table-cell>
          <table:table-cell table:style-name="ce128" table:formula="of:=([.I4]-[.I12])/[.I4]" office:value-type="float" office:value="0" calcext:value-type="float">
            <text:p>0</text:p>
          </table:table-cell>
          <table:table-cell table:style-name="ce128" table:formula="of:=([.J4]-[.J12])/[.J4]" office:value-type="float" office:value="-0.141513869299483" calcext:value-type="float">
            <text:p>-0.141513869299483</text:p>
          </table:table-cell>
          <table:table-cell table:style-name="ce128" table:number-columns-repeated="2"/>
          <table:table-cell table:style-name="ce133"/>
          <table:table-cell table:style-name="ce128" table:formula="of:=([.N4]-[.N12])/[.N4]" office:value-type="float" office:value="-0.00575539568345324" calcext:value-type="float">
            <text:p>-0.005755395683453</text:p>
          </table:table-cell>
          <table:table-cell table:style-name="ce128" table:formula="of:=([.O4]-[.O12])/[.O4]" office:value-type="float" office:value="0" calcext:value-type="float">
            <text:p>0</text:p>
          </table:table-cell>
          <table:table-cell table:style-name="ce133"/>
          <table:table-cell table:style-name="ce128" table:number-columns-repeated="2"/>
          <table:table-cell table:style-name="ce128" table:formula="of:=([.S4]-[.S12])/[.S4]" office:value-type="float" office:value="-0.0943582592528034" calcext:value-type="float">
            <text:p>-0.094358259252803</text:p>
          </table:table-cell>
          <table:table-cell table:style-name="ce128"/>
          <table:table-cell table:style-name="ce128" table:formula="of:=([.U4]-[.U12])/[.U4]" office:value-type="float" office:value="-0.841783315891283" calcext:value-type="float">
            <text:p>-0.841783315891283</text:p>
          </table:table-cell>
          <table:table-cell table:style-name="ce128"/>
          <table:table-cell table:style-name="ce128" table:formula="of:=([.W4]-[.W12])/[.W4]" office:value-type="float" office:value="-0.115998952605394" calcext:value-type="float">
            <text:p>-0.115998952605394</text:p>
          </table:table-cell>
          <table:table-cell table:style-name="ce133" table:number-columns-repeated="2"/>
          <table:table-cell table:number-columns-repeated="39"/>
        </table:table-row>
        <table:table-row table:style-name="ro6">
          <table:table-cell table:style-name="ce91" office:value-type="string" calcext:value-type="string" table:number-columns-spanned="3" table:number-rows-spanned="1">
            <text:p>RANDOM SELECTION over population size</text:p>
          </table:table-cell>
          <table:covered-table-cell table:style-name="ce91"/>
          <table:covered-table-cell table:style-name="ce120" table:formula="of:=SUM([.D34:.Y34])/22" office:value-type="float" office:value="0" calcext:value-type="float">
            <text:p>0</text:p>
          </table:covered-table-cell>
          <table:table-cell table:style-name="ce129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91"/>
          <table:table-cell table:style-name="ce136" table:number-columns-repeated="39"/>
        </table:table-row>
        <table:table-row table:style-name="ro4"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121" table:formula="of:=([.C14]+[.C16]+[.C18])/3" office:value-type="float" office:value="-0.200102331160751" calcext:value-type="float">
            <text:p>-0.200102331160751</text:p>
          </table:table-cell>
          <table:table-cell table:style-name="ce60" table:number-columns-repeated="61"/>
        </table:table-row>
        <table:table-row table:style-name="ro4"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121" table:formula="of:=([.C15]+[.C17]+[.C19])/3" office:value-type="float" office:value="-0.206395505096061" calcext:value-type="float">
            <text:p>-0.206395505096061</text:p>
          </table:table-cell>
          <table:table-cell table:style-name="ce60" table:number-columns-repeated="61"/>
        </table:table-row>
        <table:table-row table:style-name="ro1" table:visibility="collapse">
          <table:table-cell table:style-name="ce91" office:value-type="string" calcext:value-type="string" table:number-columns-spanned="3" table:number-rows-spanned="1">
            <text:p>RANDOM SELECTION over population size</text:p>
          </table:table-cell>
          <table:covered-table-cell table:number-columns-repeated="2" table:style-name="ce95"/>
          <table:table-cell table:style-name="ce129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 optimal value</text:span></text:p>
          </table:table-cell>
          <table:covered-table-cell table:number-columns-repeated="21" table:style-name="ce95"/>
          <table:table-cell table:style-name="ce95" table:number-columns-repeated="39"/>
        </table:table-row>
        <table:table-row table:style-name="ro4" table:visibility="collapse"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122" table:formula="of:=([.C21]+[.C23]+[.C25])/3" office:value-type="float" office:value="-0.187994215864255" calcext:value-type="float">
            <text:p>-0.187994215864255</text:p>
          </table:table-cell>
          <table:table-cell table:style-name="ce60" table:number-columns-repeated="61"/>
        </table:table-row>
        <table:table-row table:style-name="ro4" table:visibility="collapse"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122" table:formula="of:=([.C22]+[.C24]+[.C26])/3" office:value-type="float" office:value="-0.194256457848413" calcext:value-type="float">
            <text:p>-0.194256457848413</text:p>
          </table:table-cell>
          <table:table-cell table:style-name="ce60" table:number-columns-repeated="61"/>
        </table:table-row>
        <table:table-row table:style-name="ro5">
          <table:table-cell table:style-name="ce91" office:value-type="string" calcext:value-type="string" table:number-columns-spanned="3" table:number-rows-spanned="1">
            <text:p>RANDOM SELECTION over population size</text:p>
          </table:table-cell>
          <table:covered-table-cell table:number-columns-repeated="2" table:style-name="ce60"/>
          <table:table-cell table:style-name="ce129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out optimal value</text:span></text:p>
          </table:table-cell>
          <table:covered-table-cell table:number-columns-repeated="21" table:style-name="ce60"/>
          <table:table-cell table:style-name="ce60" table:number-columns-repeated="39"/>
        </table:table-row>
        <table:table-row table:style-name="ro4"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123" table:formula="of:=([.C28]+[.C30]+[.C32])/3" office:value-type="float" office:value="-0.185974130994114" calcext:value-type="float">
            <text:p>-0.185974130994114</text:p>
          </table:table-cell>
          <table:table-cell table:style-name="ce60" table:number-columns-repeated="61"/>
        </table:table-row>
        <table:table-row table:style-name="ro4"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123" table:formula="of:=([.C29]+[.C31]+[.C33])/3" office:value-type="float" office:value="-0.190456171757732" calcext:value-type="float">
            <text:p>-0.190456171757732</text:p>
          </table:table-cell>
          <table:table-cell table:style-name="ce60" table:number-columns-repeated="61"/>
        </table:table-row>
        <table:table-row table:style-name="ro4">
          <table:table-cell table:style-name="ce94" office:value-type="string" calcext:value-type="string" table:number-columns-spanned="3" table:number-rows-spanned="1">
            <text:p>RANDOM SELECTION over Mutation</text:p>
          </table:table-cell>
          <table:covered-table-cell table:number-columns-repeated="2" table:style-name="ce60"/>
          <table:table-cell table:style-name="ce130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60"/>
          <table:table-cell table:style-name="ce60" table:number-columns-repeated="39"/>
        </table:table-row>
        <table:table-row table:style-name="ro4">
          <table:table-cell table:style-name="ce60"/>
          <table:table-cell table:style-name="ce60" office:value-type="float" office:value="0.03" calcext:value-type="float">
            <text:p>0.03</text:p>
          </table:table-cell>
          <table:table-cell table:style-name="ce124" table:formula="of:=([.C14]+[.C15])/2" office:value-type="float" office:value="-0.190337592114889" calcext:value-type="float">
            <text:p>-0.190337592114889</text:p>
          </table:table-cell>
          <table:table-cell table:style-name="ce60" table:number-columns-repeated="61"/>
        </table:table-row>
        <table:table-row table:style-name="ro4">
          <table:table-cell table:style-name="ce60"/>
          <table:table-cell table:style-name="ce60" office:value-type="float" office:value="0.05" calcext:value-type="float">
            <text:p>0.05</text:p>
          </table:table-cell>
          <table:table-cell table:style-name="ce124" table:formula="of:=([.C16]+[.C17])/2" office:value-type="float" office:value="-0.218314729937717" calcext:value-type="float">
            <text:p>-0.218314729937717</text:p>
          </table:table-cell>
          <table:table-cell table:style-name="ce60" table:number-columns-repeated="61"/>
        </table:table-row>
        <table:table-row table:style-name="ro4">
          <table:table-cell table:style-name="ce60"/>
          <table:table-cell table:style-name="ce60" office:value-type="float" office:value="0.1" calcext:value-type="float">
            <text:p>0.1</text:p>
          </table:table-cell>
          <table:table-cell table:style-name="ce124" table:formula="of:=([.C18]+[.C19])/2" office:value-type="float" office:value="-0.201094432332612" calcext:value-type="float">
            <text:p>-0.201094432332612</text:p>
          </table:table-cell>
          <table:table-cell table:style-name="ce60" table:number-columns-repeated="61"/>
        </table:table-row>
        <table:table-row table:style-name="ro5" table:visibility="collapse">
          <table:table-cell table:style-name="ce94" office:value-type="string" calcext:value-type="string" table:number-columns-spanned="3" table:number-rows-spanned="1">
            <text:p>RANDOM SELECTION over Mutation</text:p>
          </table:table-cell>
          <table:covered-table-cell table:number-columns-repeated="2" table:style-name="ce116"/>
          <table:table-cell table:style-name="ce13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 optimal value</text:span></text:p>
          </table:table-cell>
          <table:covered-table-cell table:number-columns-repeated="21" table:style-name="ce116"/>
          <table:table-cell table:style-name="ce116" table:number-columns-repeated="39"/>
        </table:table-row>
        <table:table-row table:style-name="ro4" table:visibility="collapse">
          <table:table-cell table:style-name="ce60"/>
          <table:table-cell table:style-name="ce60" office:value-type="float" office:value="0.03" calcext:value-type="float">
            <text:p>0.03</text:p>
          </table:table-cell>
          <table:table-cell table:style-name="ce125" table:formula="of:=([.C21]+[.C22])/2" office:value-type="float" office:value="-0.178417273778409" calcext:value-type="float">
            <text:p>-0.178417273778409</text:p>
          </table:table-cell>
          <table:table-cell table:style-name="ce60" table:number-columns-repeated="61"/>
        </table:table-row>
        <table:table-row table:style-name="ro4" table:visibility="collapse">
          <table:table-cell table:style-name="ce60"/>
          <table:table-cell table:style-name="ce60" office:value-type="float" office:value="0.05" calcext:value-type="float">
            <text:p>0.05</text:p>
          </table:table-cell>
          <table:table-cell table:style-name="ce125" table:formula="of:=([.C23]+[.C24])/2" office:value-type="float" office:value="-0.205929295077828" calcext:value-type="float">
            <text:p>-0.205929295077828</text:p>
          </table:table-cell>
          <table:table-cell table:style-name="ce60" table:number-columns-repeated="61"/>
        </table:table-row>
        <table:table-row table:style-name="ro4" table:visibility="collapse">
          <table:table-cell table:style-name="ce60"/>
          <table:table-cell table:style-name="ce60" office:value-type="float" office:value="0.1" calcext:value-type="float">
            <text:p>0.1</text:p>
          </table:table-cell>
          <table:table-cell table:style-name="ce125" table:formula="of:=([.C25]+[.C26])/2" office:value-type="float" office:value="-0.189029441712764" calcext:value-type="float">
            <text:p>-0.189029441712764</text:p>
          </table:table-cell>
          <table:table-cell table:style-name="ce60" table:number-columns-repeated="61"/>
        </table:table-row>
        <table:table-row table:style-name="ro5">
          <table:table-cell table:style-name="ce94" office:value-type="string" calcext:value-type="string" table:number-columns-spanned="3" table:number-rows-spanned="1">
            <text:p>RANDOM SELECTION over Mutation</text:p>
          </table:table-cell>
          <table:covered-table-cell table:style-name="ce116"/>
          <table:covered-table-cell table:style-name="ce60" table:formula="of:=([.C26]+[.C27])/2" office:value-type="float" office:value="-0.0899048807421565" calcext:value-type="float">
            <text:p>-0.089904880742157</text:p>
          </table:covered-table-cell>
          <table:table-cell table:style-name="ce13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2">without optimal value</text:span></text:p>
          </table:table-cell>
          <table:covered-table-cell table:number-columns-repeated="21" table:style-name="ce116"/>
          <table:table-cell table:style-name="ce116" table:number-columns-repeated="39"/>
        </table:table-row>
        <table:table-row table:style-name="ro4">
          <table:table-cell table:style-name="ce60"/>
          <table:table-cell table:style-name="ce60" office:value-type="float" office:value="0.03" calcext:value-type="float">
            <text:p>0.03</text:p>
          </table:table-cell>
          <table:table-cell table:style-name="ce126" table:formula="of:=([.C28]+[.C29])/2" office:value-type="float" office:value="-0.159161217908744" calcext:value-type="float">
            <text:p>-0.159161217908744</text:p>
          </table:table-cell>
          <table:table-cell table:style-name="ce60" table:number-columns-repeated="61"/>
        </table:table-row>
        <table:table-row table:style-name="ro4">
          <table:table-cell table:style-name="ce60"/>
          <table:table-cell table:style-name="ce60" office:value-type="float" office:value="0.05" calcext:value-type="float">
            <text:p>0.05</text:p>
          </table:table-cell>
          <table:table-cell table:style-name="ce126" table:formula="of:=([.C30]+[.C31])/2" office:value-type="float" office:value="-0.215117632278478" calcext:value-type="float">
            <text:p>-0.215117632278478</text:p>
          </table:table-cell>
          <table:table-cell table:style-name="ce60" table:number-columns-repeated="61"/>
        </table:table-row>
        <table:table-row table:style-name="ro4">
          <table:table-cell table:style-name="ce60"/>
          <table:table-cell table:style-name="ce60" office:value-type="float" office:value="0.1" calcext:value-type="float">
            <text:p>0.1</text:p>
          </table:table-cell>
          <table:table-cell table:style-name="ce126" table:formula="of:=([.C32]+[.C33])/2" office:value-type="float" office:value="-0.190366603940548" calcext:value-type="float">
            <text:p>-0.190366603940548</text:p>
          </table:table-cell>
          <table:table-cell table:style-name="ce60" table:number-columns-repeated="61"/>
        </table:table-row>
        <table:table-row table:style-name="ro4" table:number-rows-repeated="74">
          <table:table-cell table:style-name="ce60" table:number-columns-repeated="64"/>
        </table:table-row>
        <table:table-row table:style-name="ro4" table:number-rows-repeated="104844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Random_detailed.C14:Random_detailed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21:Random_detailed.C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28:Random_detailed.C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35:Random_detailed.C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38:Random_detailed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41:Random_detailed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44:Random_detailed.C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48:Random_detailed.C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C52:Random_detailed.C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5:54:36.687918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9T15:55:15.305676245</dc:date>
    <meta:editing-duration>P1DT8H2M33S</meta:editing-duration>
    <meta:editing-cycles>70</meta:editing-cycles>
    <meta:generator>LibreOffice/6.4.2.2$MacOSX_X86_64 LibreOffice_project/4e471d8c02c9c90f512f7f9ead8875b57fcb1ec3</meta:generator>
    <meta:document-statistic meta:table-count="2" meta:cell-count="855" meta:object-count="6"/>
  </office:meta>
</office:document-meta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5" style:family="chart" style:data-style-name="N11">
      <style:chart-properties chart:display-label="true" chart:logarithmic="false" chart:minimum="0.72" chart:maximum="1.0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6" style:family="chart">
      <style:chart-properties style:rotation-angle="90"/>
      <style:text-properties fo:font-size="2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7d7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97cm" svg:height="9.428cm" xlink:href=".." xlink:type="simple" chart:class="chart:bar" chart:style-name="ch1">
        <chart:plot-area chart:style-name="ch2" table:cell-range-address="RESULTS.A21:RESULTS.A26 RESULTS.D21:RESULTS.D26" chart:data-source-has-labels="column" svg:x="2.499cm" svg:y="0.364cm" svg:width="10.393cm" svg:height="7.426cm">
          <chartooo:coordinate-region svg:x="4.75cm" svg:y="0.665cm" svg:width="8.142cm" svg:height="3.99cm"/>
          <chart:axis chart:dimension="x" chart:name="primary-x" chart:style-name="ch3" chartooo:axis-type="auto">
            <chartooo:date-scale/>
            <chart:title svg:x="5.288cm" svg:y="7.978cm" chart:style-name="ch4">
              <text:p>Configuration</text:p>
            </chart:title>
            <chart:categories table:cell-range-address="RESULTS.A21:RESULTS.A26"/>
          </chart:axis>
          <chart:axis chart:dimension="y" chart:name="primary-y" chart:style-name="ch5">
            <chart:title svg:x="0.507cm" svg:y="3.197cm" chart:style-name="ch6">
              <text:p>E</text:p>
            </chart:title>
            <chart:grid chart:style-name="ch7" chart:class="major"/>
          </chart:axis>
          <chart:series chart:style-name="ch8" chart:values-cell-range-address="RESULTS.D21:RESULTS.D26" chart:class="chart:bar"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21:RESULTS.A26</svg:desc>
                </draw:g>
              </table:table-cell>
              <table:table-cell office:value-type="float" office:value="1.01451453186611">
                <text:p>1.01451453186611</text:p>
                <draw:g>
                  <svg:desc>RESULTS.D21:RESULTS.D26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979072612983533">
                <text:p>0.979072612983533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992750933407728">
                <text:p>0.99275093340772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996644264171255">
                <text:p>0.996644264171255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1.0341707774349">
                <text:p>1.0341707774349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97647938770244">
                <text:p>0.976479387702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5" style:family="chart" style:data-style-name="N11">
      <style:chart-properties chart:display-label="true" chart:logarithmic="false" chart:minimum="0.72" chart:maximum="1.0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6" style:family="chart">
      <style:chart-properties style:rotation-angle="90"/>
      <style:text-properties fo:font-size="2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97cm" svg:height="9.428cm" xlink:href=".." xlink:type="simple" chart:class="chart:bar" chart:style-name="ch1">
        <chart:plot-area chart:style-name="ch2" table:cell-range-address="RESULTS.A13:RESULTS.A18 RESULTS.D13:RESULTS.D18" chart:data-source-has-labels="column" svg:x="2.499cm" svg:y="0.364cm" svg:width="10.393cm" svg:height="7.426cm">
          <chartooo:coordinate-region svg:x="4.75cm" svg:y="0.665cm" svg:width="8.142cm" svg:height="3.99cm"/>
          <chart:axis chart:dimension="x" chart:name="primary-x" chart:style-name="ch3" chartooo:axis-type="auto">
            <chartooo:date-scale/>
            <chart:title svg:x="5.288cm" svg:y="7.978cm" chart:style-name="ch4">
              <text:p>Configuration</text:p>
            </chart:title>
            <chart:categories table:cell-range-address="RESULTS.A13:RESULTS.A18"/>
          </chart:axis>
          <chart:axis chart:dimension="y" chart:name="primary-y" chart:style-name="ch5">
            <chart:title svg:x="0.507cm" svg:y="3.195cm" chart:style-name="ch6">
              <text:p>E</text:p>
            </chart:title>
            <chart:grid chart:style-name="ch7" chart:class="major"/>
          </chart:axis>
          <chart:series chart:style-name="ch8" chart:values-cell-range-address="RESULTS.D13:RESULTS.D18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13:RESULTS.A18</svg:desc>
                </draw:g>
              </table:table-cell>
              <table:table-cell office:value-type="float" office:value="0.782815679632258">
                <text:p>0.782815679632258</text:p>
                <draw:g>
                  <svg:desc>RESULTS.D13:RESULTS.D18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800739232357233">
                <text:p>0.800739232357233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789899320954306">
                <text:p>0.789899320954306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803404453536678">
                <text:p>0.803404453536678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833926848326768">
                <text:p>0.83392684832676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8970064387873">
                <text:p>0.89700643878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